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co20" style:family="table-column">
      <style:table-column-properties fo:break-before="auto" style:column-width="88.41pt"/>
    </style:style>
    <style:style style:name="co21" style:family="table-column">
      <style:table-column-properties fo:break-before="auto" style:column-width="720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6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6" style:family="table-cell" style:parent-style-name="Default">
      <style:text-properties fo:color="#b85c00"/>
    </style:style>
    <style:style style:name="ce107" style:family="table-cell" style:parent-style-name="Default">
      <style:text-properties fo:color="#355269"/>
    </style:style>
    <style:style style:name="ce108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map style:condition="cell-content()=0" style:apply-style-name="Bad" style:base-cell-address="Commands.D4"/>
    </style:style>
    <style:style style:name="ce110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Commands.D4"/>
    </style:style>
    <style:style style:name="ce111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12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113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14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15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16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117" style:family="table-cell" style:parent-style-name="Default">
      <style:text-properties fo:color="#8d281e"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18" style:family="table-cell" style:parent-style-name="Default">
      <style:text-properties style:use-window-font-color="true"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19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20" style:family="table-cell" style:parent-style-name="Default">
      <style:table-cell-properties fo:border-bottom="none" fo:border-left="none" fo:border-right="0.74pt solid #000000" fo:border-top="none"/>
    </style:style>
    <style:style style:name="ce121" style:family="table-cell" style:parent-style-name="Default">
      <style:table-cell-properties fo:border-bottom="none" fo:border-left="0.74pt solid #000000" fo:border-right="none" fo:border-top="none"/>
      <style:text-properties style:font-name="DejaVu Sans Mono1"/>
    </style:style>
    <style:style style:name="ce123" style:family="table-cell" style:parent-style-name="Default">
      <style:table-cell-properties fo:border-bottom="0.74pt solid #000000" fo:border-left="0.74pt solid #000000" fo:border-right="none" fo:border-top="none"/>
    </style:style>
    <style:style style:name="ce124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Commands.D4"/>
    </style:style>
    <style:style style:name="ce125" style:family="table-cell" style:parent-style-name="Default">
      <style:table-cell-properties fo:border-bottom="none" fo:border-left="0.74pt solid #000000" fo:border-right="none" fo:border-top="none"/>
      <style:text-properties style:font-name="DejaVu Sans Mono1" fo:font-weight="bold" style:font-weight-asian="bold" style:font-weight-complex="bold"/>
      <style:map style:condition="cell-content()=0" style:apply-style-name="Bad" style:base-cell-address="Commands.D4"/>
    </style:style>
    <style:style style:name="ce127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1"/>
      <style:map style:condition="cell-content()=0" style:apply-style-name="Bad" style:base-cell-address="Commands.D4"/>
    </style:style>
    <style:style style:name="ce128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style:font-size-asian="8pt" style:font-size-complex="8pt"/>
      <style:map style:condition="cell-content()=0" style:apply-style-name="Bad" style:base-cell-address="Commands.D4"/>
    </style:style>
    <style:style style:name="ce131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32" style:family="table-cell" style:parent-style-name="Default">
      <style:text-properties style:font-name="DejaVu Sans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33" style:family="table-cell" style:parent-style-name="Default">
      <style:table-cell-properties fo:border="none"/>
      <style:text-properties style:font-name="DejaVu Sans Mono1"/>
    </style:style>
    <style:style style:name="ce134" style:family="table-cell" style:parent-style-name="Default">
      <style:text-properties style:font-name="DejaVu Sans Mono1"/>
    </style:style>
    <style:style style:name="ce135" style:family="table-cell" style:parent-style-name="Default">
      <style:text-properties style:use-window-font-color="true" style:font-name="DejaVu Sans Mono1"/>
    </style:style>
    <style:style style:name="ce136" style:family="table-cell" style:parent-style-name="Default">
      <style:table-cell-properties fo:border="none"/>
      <style:text-properties style:use-window-font-color="true" style:font-name="DejaVu Sans Mono1"/>
    </style:style>
    <style:style style:name="ce137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138" style:family="table-cell" style:parent-style-name="Default">
      <style:table-cell-properties fo:border-bottom="0.74pt solid #000000" fo:border-left="none" fo:border-right="0.74pt solid #000000" fo:border-top="none"/>
    </style:style>
    <style:style style:name="ce139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1"/>
    </style:style>
    <style:style style:name="ce142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6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147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53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154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55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159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6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Default" style:data-style-name="N99">
      <style:map style:condition="cell-content()=1" style:apply-style-name="Bad" style:base-cell-address="Commands.N3"/>
    </style:style>
    <style:style style:name="ce174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7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74pt solid #000000" fo:border-left="none" fo:border-right="none" fo:border-top="none"/>
    </style:style>
    <style:style style:name="ce91" style:family="table-cell" style:parent-style-name="Default">
      <style:text-properties fo:font-style="italic" style:font-style-asian="italic" style:font-style-complex="italic"/>
    </style:style>
    <style:style style:name="ce92" style:family="table-cell" style:parent-style-name="Default">
      <style:text-properties style:use-window-font-color="true"/>
    </style:style>
    <style:style style:name="ce93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94" style:family="table-cell" style:parent-style-name="Default">
      <style:table-cell-properties fo:border="none"/>
    </style:style>
    <style:style style:name="ce9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2" style:family="table-cell" style:parent-style-name="Default">
      <style:text-properties fo:color="#ff4000"/>
    </style:style>
    <style:style style:name="ce186" style:family="table-cell" style:parent-style-name="Default">
      <style:map style:condition="cell-content()=0" style:apply-style-name="Bad" style:base-cell-address="'Rough - DCS FA18C'.B2"/>
    </style:style>
    <style:style style:name="ce189" style:family="table-cell" style:parent-style-name="Default">
      <style:text-properties fo:color="#8d281e"/>
    </style:style>
    <style:style style:name="ce193" style:family="table-cell" style:parent-style-name="Default">
      <style:table-cell-properties fo:background-color="transparent"/>
      <style:text-properties fo:color="#8d281e"/>
    </style:style>
    <style:style style:name="ce198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'Rough - DCS FA18C'.B2"/>
    </style:style>
    <style:style style:name="ce211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DCS FA18C'.B2"/>
    </style:style>
    <style:style style:name="ce212" style:family="table-cell" style:parent-style-name="Defaul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order-bottom="none" fo:border-left="0.74pt solid #000000" fo:border-right="none" fo:border-top="none"/>
      <style:text-properties style:font-name="DejaVu Sans Mono1" fo:font-weight="bold" style:font-weight-asian="bold" style:font-weight-complex="bold"/>
      <style:map style:condition="cell-content()=0" style:apply-style-name="Bad" style:base-cell-address="'Rough - DCS FA18C'.B2"/>
    </style:style>
    <style:style style:name="ce227" style:family="table-cell" style:parent-style-name="Default">
      <style:table-cell-properties fo:border="none"/>
      <style:text-properties style:use-window-font-color="true" style:font-name="DejaVu Sans Mono1"/>
      <style:map style:condition="cell-content()=0" style:apply-style-name="Bad" style:base-cell-address="'Rough - DCS FA18C'.B2"/>
    </style:style>
    <style:style style:name="ce228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DCS FA18C'.B2"/>
    </style:style>
    <style:style style:name="ce236" style:family="table-cell" style:parent-style-name="Default"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40" style:family="table-cell" style:parent-style-name="Default">
      <style:text-properties style:font-name="DejaVu Sans Mono" fo:font-size="9pt" style:font-size-asian="9pt" style:font-size-complex="9pt"/>
    </style:style>
    <style:style style:name="ce241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242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24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248" style:family="table-cell" style:parent-style-name="Default" style:data-style-name="N99">
      <style:map style:condition="cell-content()=1" style:apply-style-name="Bad" style:base-cell-address="'Rough - DCS FA18C'.N2"/>
    </style:style>
    <style:style style:name="ce253" style:family="table-cell" style:parent-style-name="Default">
      <style:map style:condition="cell-content()=0" style:apply-style-name="Bad" style:base-cell-address="'Rough - Elite Dangerous'.B2"/>
    </style:style>
    <style:style style:name="ce254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Elite Dangerous'.B2"/>
    </style:style>
    <style:style style:name="ce255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Elite Dangerous'.B2"/>
    </style:style>
    <style:style style:name="ce257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258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25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260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66" style:family="table-cell" style:parent-style-name="Default">
      <style:text-properties fo:font-weight="bold" style:font-weight-asian="bold" style:font-weight-complex="bold"/>
    </style:style>
    <style:style style:name="ce267" style:family="table-cell" style:parent-style-name="Default">
      <style:map style:condition="cell-content()=0" style:apply-style-name="Bad" style:base-cell-address="'Scratch - Commands'.D3"/>
    </style:style>
    <style:style style:name="ce268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Scratch - Commands'.D3"/>
    </style:style>
    <style:style style:name="ce269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270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27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272" style:family="table-cell" style:parent-style-name="Default" style:data-style-name="N99">
      <style:map style:condition="cell-content()=1" style:apply-style-name="Bad" style:base-cell-address="'Scratch - Commands'.N3"/>
    </style:style>
    <style:style style:name="ce9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border-left="none" fo:border-right="none" fo:border-top="none"/>
    </style:style>
    <style:style style:name="ce97" style:family="table-cell" style:parent-style-name="Default">
      <style:text-properties fo:font-style="italic" style:font-style-asian="italic" style:font-style-complex="italic"/>
    </style:style>
    <style:style style:name="ce100" style:family="table-cell" style:parent-style-name="Default">
      <style:text-properties style:use-window-font-color="true"/>
    </style:style>
    <style:style style:name="ce103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22" style:family="table-cell" style:parent-style-name="Default">
      <style:table-cell-properties fo:border="none"/>
    </style:style>
    <style:style style:name="ce1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9" style:family="table-cell" style:parent-style-name="Default">
      <style:text-properties fo:color="#b85c00"/>
    </style:style>
    <style:style style:name="ce150" style:family="table-cell" style:parent-style-name="Default">
      <style:text-properties fo:color="#355269"/>
    </style:style>
    <style:style style:name="ce151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52" style:family="table-cell" style:parent-style-name="Default">
      <style:map style:condition="cell-content()=0" style:apply-style-name="Bad" style:base-cell-address="Commands.D4"/>
    </style:style>
    <style:style style:name="ce15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Commands.D4"/>
    </style:style>
    <style:style style:name="ce15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58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161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2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63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4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165" style:family="table-cell" style:parent-style-name="Default">
      <style:text-properties fo:color="#8d281e"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66" style:family="table-cell" style:parent-style-name="Default">
      <style:text-properties style:use-window-font-color="true"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67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68" style:family="table-cell" style:parent-style-name="Default">
      <style:table-cell-properties fo:border-bottom="none" fo:border-left="none" fo:border-right="0.74pt solid #000000" fo:border-top="none"/>
    </style:style>
    <style:style style:name="ce169" style:family="table-cell" style:parent-style-name="Default">
      <style:table-cell-properties fo:border-bottom="none" fo:border-left="0.74pt solid #000000" fo:border-right="none" fo:border-top="none"/>
      <style:text-properties style:font-name="DejaVu Sans Mono1"/>
    </style:style>
    <style:style style:name="ce170" style:family="table-cell" style:parent-style-name="Default">
      <style:table-cell-properties fo:border-bottom="0.74pt solid #000000" fo:border-left="0.74pt solid #000000" fo:border-right="none" fo:border-top="none"/>
    </style:style>
    <style:style style:name="ce171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Commands.D4"/>
    </style:style>
    <style:style style:name="ce172" style:family="table-cell" style:parent-style-name="Default">
      <style:table-cell-properties fo:border-bottom="none" fo:border-left="0.74pt solid #000000" fo:border-right="none" fo:border-top="none"/>
      <style:text-properties style:font-name="DejaVu Sans Mono1" fo:font-weight="bold" style:font-weight-asian="bold" style:font-weight-complex="bold"/>
      <style:map style:condition="cell-content()=0" style:apply-style-name="Bad" style:base-cell-address="Commands.D4"/>
    </style:style>
    <style:style style:name="ce175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1"/>
      <style:map style:condition="cell-content()=0" style:apply-style-name="Bad" style:base-cell-address="Commands.D4"/>
    </style:style>
    <style:style style:name="ce177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style:font-size-asian="8pt" style:font-size-complex="8pt"/>
      <style:map style:condition="cell-content()=0" style:apply-style-name="Bad" style:base-cell-address="Commands.D4"/>
    </style:style>
    <style:style style:name="ce180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81" style:family="table-cell" style:parent-style-name="Default">
      <style:text-properties style:font-name="DejaVu Sans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83" style:family="table-cell" style:parent-style-name="Default">
      <style:table-cell-properties fo:border="none"/>
      <style:text-properties style:font-name="DejaVu Sans Mono1"/>
    </style:style>
    <style:style style:name="ce184" style:family="table-cell" style:parent-style-name="Default">
      <style:text-properties style:font-name="DejaVu Sans Mono1"/>
    </style:style>
    <style:style style:name="ce185" style:family="table-cell" style:parent-style-name="Default">
      <style:text-properties style:use-window-font-color="true" style:font-name="DejaVu Sans Mono1"/>
    </style:style>
    <style:style style:name="ce187" style:family="table-cell" style:parent-style-name="Default">
      <style:table-cell-properties fo:border="none"/>
      <style:text-properties style:use-window-font-color="true" style:font-name="DejaVu Sans Mono1"/>
    </style:style>
    <style:style style:name="ce188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190" style:family="table-cell" style:parent-style-name="Default">
      <style:table-cell-properties fo:border-bottom="0.74pt solid #000000" fo:border-left="none" fo:border-right="0.74pt solid #000000" fo:border-top="none"/>
    </style:style>
    <style:style style:name="ce191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1"/>
    </style:style>
    <style:style style:name="ce192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19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95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19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97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199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200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201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20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99">
      <style:map style:condition="cell-content()=1" style:apply-style-name="Bad" style:base-cell-address="Commands.N3"/>
    </style:style>
    <style:style style:name="ce204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20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06" style:family="table-cell" style:parent-style-name="Default">
      <style:text-properties fo:color="#ff4000"/>
    </style:style>
    <style:style style:name="ce207" style:family="table-cell" style:parent-style-name="Default">
      <style:map style:condition="cell-content()=0" style:apply-style-name="Bad" style:base-cell-address="'Rough - DCS FA18C'.B2"/>
    </style:style>
    <style:style style:name="ce208" style:family="table-cell" style:parent-style-name="Default">
      <style:text-properties fo:color="#8d281e"/>
    </style:style>
    <style:style style:name="ce209" style:family="table-cell" style:parent-style-name="Default">
      <style:table-cell-properties fo:background-color="transparent"/>
      <style:text-properties fo:color="#8d281e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'Rough - DCS FA18C'.B2"/>
    </style:style>
    <style:style style:name="ce213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DCS FA18C'.B2"/>
    </style:style>
    <style:style style:name="ce214" style:family="table-cell" style:parent-style-name="Defaul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order-bottom="none" fo:border-left="0.74pt solid #000000" fo:border-right="none" fo:border-top="none"/>
      <style:text-properties style:font-name="DejaVu Sans Mono1" fo:font-weight="bold" style:font-weight-asian="bold" style:font-weight-complex="bold"/>
      <style:map style:condition="cell-content()=0" style:apply-style-name="Bad" style:base-cell-address="'Rough - DCS FA18C'.B2"/>
    </style:style>
    <style:style style:name="ce216" style:family="table-cell" style:parent-style-name="Default">
      <style:table-cell-properties fo:border="none"/>
      <style:text-properties style:use-window-font-color="true" style:font-name="DejaVu Sans Mono1"/>
      <style:map style:condition="cell-content()=0" style:apply-style-name="Bad" style:base-cell-address="'Rough - DCS FA18C'.B2"/>
    </style:style>
    <style:style style:name="ce217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DCS FA18C'.B2"/>
    </style:style>
    <style:style style:name="ce223" style:family="table-cell" style:parent-style-name="Default"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4" style:family="table-cell" style:parent-style-name="Default">
      <style:text-properties style:font-name="DejaVu Sans Mono" fo:font-size="9pt" style:font-size-asian="9pt" style:font-size-complex="9pt"/>
    </style:style>
    <style:style style:name="ce225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226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22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230" style:family="table-cell" style:parent-style-name="Default" style:data-style-name="N99">
      <style:map style:condition="cell-content()=1" style:apply-style-name="Bad" style:base-cell-address="'Rough - DCS FA18C'.N2"/>
    </style:style>
    <style:style style:name="ce231" style:family="table-cell" style:parent-style-name="Default">
      <style:map style:condition="cell-content()=0" style:apply-style-name="Bad" style:base-cell-address="'Rough - Elite Dangerous'.B2"/>
    </style:style>
    <style:style style:name="ce232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Elite Dangerous'.B2"/>
    </style:style>
    <style:style style:name="ce23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Elite Dangerous'.B2"/>
    </style:style>
    <style:style style:name="ce235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237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238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239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18" style:family="table-cell" style:parent-style-name="Default">
      <style:text-properties style:font-name="DejaVu Sans Mono"/>
    </style:style>
    <style:style style:name="ce219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0" style:family="table-cell" style:parent-style-name="Default">
      <style:text-properties fo:font-style="normal" style:font-style-asian="normal" style:font-style-complex="normal"/>
    </style:style>
    <style:style style:name="ce221" style:family="table-cell" style:parent-style-name="Default">
      <style:text-properties fo:color="#8d281e"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50" style:family="table-cell" style:parent-style-name="Default">
      <style:text-properties fo:font-weight="bold" style:font-weight-asian="bold" style:font-weight-complex="bold"/>
    </style:style>
    <style:style style:name="ce251" style:family="table-cell" style:parent-style-name="Default">
      <style:map style:condition="cell-content()=0" style:apply-style-name="Bad" style:base-cell-address="'Scratch - Commands'.D3"/>
    </style:style>
    <style:style style:name="ce252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Scratch - Commands'.D3"/>
    </style:style>
    <style:style style:name="ce261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262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26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264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97.65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0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55" style:family="text">
      <style:text-properties fo:font-style="normal" style:font-style-asian="normal" style:font-weight-asian="bold" style:font-style-complex="normal" style:font-weight-complex="bold"/>
    </style:style>
    <style:style style:name="T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fo:color="#8d281e"/>
    </style:style>
    <style:style style:name="T56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style:text-underline-style="none" fo:font-weight="normal" style:font-weight-asian="normal" style:font-weight-complex="normal"/>
    </style:style>
    <style:style style:name="T58" style:family="tex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DejaVu Sans Mono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31" style:family="text">
      <style:text-properties fo:font-weight="normal" style:text-underline-style="none" style:text-underline-color="font-color" style:font-weight-asian="normal" style:font-weight-complex="normal"/>
    </style:style>
    <style:style style:name="T32" style:family="text">
      <style:text-properties fo:color="#8d281e"/>
    </style:style>
    <style:style style:name="T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" style:family="text">
      <style:text-properties fo:font-style="normal" style:font-style-asian="normal" style:font-style-complex="normal" style:font-weight-asian="bold" style:font-weight-complex="bold"/>
    </style:style>
    <style:style style:name="T35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6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7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45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46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47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48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9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9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9"/>
        <table:table-column table:style-name="co6" table:default-cell-style-name="ce183"/>
        <table:table-column table:style-name="co7" table:default-cell-style-name="ce183"/>
        <table:table-column table:style-name="co7" table:default-cell-style-name="ce188"/>
        <table:table-column table:style-name="co7" table:number-columns-repeated="3" table:default-cell-style-name="Default"/>
        <table:table-column table:style-name="co7" table:default-cell-style-name="ce168"/>
        <table:table-column table:style-name="co8" table:number-columns-repeated="2" table:default-cell-style-name="ce122"/>
        <table:table-column table:style-name="co8" table:default-cell-style-name="ce168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95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122"/>
          <table:covered-table-cell table:number-columns-repeated="4"/>
          <table:table-cell table:style-name="ce95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122"/>
          <table:covered-table-cell/>
          <table:table-cell table:style-name="ce194" office:value-type="string" calcext:value-type="string" table:number-columns-spanned="7" table:number-rows-spanned="1">
            <text:p>Discrepancy</text:p>
          </table:table-cell>
          <table:covered-table-cell table:style-name="ce194"/>
          <table:covered-table-cell table:style-name="ce95"/>
          <table:covered-table-cell table:style-name="ce202"/>
          <table:covered-table-cell table:number-columns-repeated="3" table:style-name="ce205"/>
          <table:table-cell table:style-name="ce122" table:number-columns-repeated="45"/>
        </table:table-row>
        <table:table-row table:style-name="ro1">
          <table:table-cell table:style-name="ce96" office:value-type="string" calcext:value-type="string">
            <text:p>Category</text:p>
          </table:table-cell>
          <table:table-cell table:style-name="ce96" office:value-type="string" calcext:value-type="string">
            <text:p>Command</text:p>
          </table:table-cell>
          <table:table-cell table:style-name="ce96" office:value-type="string" calcext:value-type="string">
            <text:p>Variant</text:p>
          </table:table-cell>
          <table:table-cell table:style-name="ce96" office:value-type="string" calcext:value-type="string">
            <text:p>Signaling Keybind</text:p>
          </table:table-cell>
          <table:table-cell table:style-name="ce170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Present</text:p>
          </table:table-cell>
          <table:table-cell table:style-name="ce96" office:value-type="string" calcext:value-type="string">
            <text:p>Missing</text:p>
          </table:table-cell>
          <table:table-cell table:style-name="ce190" office:value-type="string" calcext:value-type="string">
            <text:p>Degrade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96" office:value-type="string" calcext:value-type="string">
            <text:p>MFD</text:p>
          </table:table-cell>
          <table:table-cell table:style-name="ce96" table:number-columns-repeated="45"/>
        </table:table-row>
        <table:table-row table:style-name="ro2">
          <table:table-cell table:style-name="ce97" office:value-type="string" calcext:value-type="string">
            <text:p>Direction</text:p>
          </table:table-cell>
          <table:table-cell table:style-name="ce126" office:value-type="string" calcext:value-type="string">
            <text:p>Pitch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X_AXIS</text:p>
          </table:table-cell>
          <table:table-cell table:style-name="ce171" office:value-type="string" calcext:value-type="string">
            <text:p>ST-X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97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200" table:formula="of:=AND(ISBLANK([.$E4]);NOT(ISBLANK([.$I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ST-X</text:p>
          </table:table-cell>
          <table:table-cell table:style-name="ce171" office:value-type="string" calcext:value-type="string">
            <text:p>ST-X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97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200" table:formula="of:=AND(ISBLANK([.$E5]);NOT(ISBLANK([.$I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Roll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Y_AXIS</text:p>
          </table:table-cell>
          <table:table-cell table:style-name="ce171" office:value-type="string" calcext:value-type="string">
            <text:p>ST-Y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97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200" table:formula="of:=AND(ISBLANK([.$E7]);NOT(ISBLANK([.$I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6" office:value-type="string" calcext:value-type="string">
            <text:p>ST-Y</text:p>
          </table:table-cell>
          <table:table-cell table:style-name="ce171" office:value-type="string" calcext:value-type="string">
            <text:p>ST-Y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97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200" table:formula="of:=AND(ISBLANK([.$E8]);NOT(ISBLANK([.$I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Yaw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Z_AXIS</text:p>
          </table:table-cell>
          <table:table-cell table:style-name="ce171" office:value-type="string" calcext:value-type="string">
            <text:p>ST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97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200" table:formula="of:=AND(ISBLANK([.$E10]);NOT(ISBLANK([.$I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6" office:value-type="string" calcext:value-type="string">
            <text:p>ST-Z</text:p>
          </table:table-cell>
          <table:table-cell table:style-name="ce171" office:value-type="string" calcext:value-type="string">
            <text:p>ST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97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200" table:formula="of:=AND(ISBLANK([.$E11]);NOT(ISBLANK([.$I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Thrust</text:p>
          </table:table-cell>
          <table:table-cell table:style-name="ce126" office:value-type="string" calcext:value-type="string">
            <text:p>Forward/Backward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SLIDER_AXIS</text:p>
            <text:p>DX_THROTTLE_AXIS</text:p>
          </table:table-cell>
          <table:table-cell table:style-name="ce171" office:value-type="string" calcext:value-type="string">
            <text:p>TH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97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200" table:formula="of:=AND(ISBLANK([.$E13]);NOT(ISBLANK([.$I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DX_SLIDER_AXIS</text:p>
            <text:p>DX_THROTTLE_AXIS</text:p>
          </table:table-cell>
          <table:table-cell table:style-name="ce171" office:value-type="string" calcext:value-type="string">
            <text:p>TH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97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200" table:formula="of:=AND(ISBLANK([.$E14]);NOT(ISBLANK([.$I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Afterburner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boost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a</text:p>
          </table:table-cell>
          <table:table-cell table:style-name="ce171" office:value-type="string" calcext:value-type="string">
            <text:p>T16KJG_<text:span text:style-name="T4">TH-6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97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200" table:formula="of:=AND(ISBLANK([.$E16]);NOT(ISBLANK([.$I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6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56% - TH-Z</text:p>
            <text:p>-56%? - T16KTR_TH-Z</text:p>
          </table:table-cell>
          <table:table-cell table:style-name="ce171" office:value-type="string" calcext:value-type="string">
            <text:p>TH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97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200" table:formula="of:=AND(ISBLANK([.$E17]);NOT(ISBLANK([.$I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126" office:value-type="string" calcext:value-type="string">
            <text:p>Left/Right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XROT_AXIS</text:p>
          </table:table-cell>
          <table:table-cell table:style-name="ce172" office:value-type="string" calcext:value-type="string">
            <text:p>TH-X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97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200" table:formula="of:=AND(ISBLANK([.$E19]);NOT(ISBLANK([.$I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Up/Down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YROT_AXIS</text:p>
          </table:table-cell>
          <table:table-cell table:style-name="ce172" office:value-type="string" calcext:value-type="string">
            <text:p>TH-Y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97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200" table:formula="of:=AND(ISBLANK([.$E21]);NOT(ISBLANK([.$I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Trim</text:p>
          </table:table-cell>
          <table:table-cell table:style-name="ce126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BREAK – Cycle, 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UP</text:p>
          </table:table-cell>
          <table:table-cell table:style-name="ce171" office:value-type="string" calcext:value-type="string">
            <text:p>Primary U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97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200" table:formula="of:=AND(ISBLANK([.$E23]);NOT(ISBLANK([.$I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Trim Elevator PUSH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;</text:p>
          </table:table-cell>
          <table:table-cell table:style-name="ce171" office:value-type="string" calcext:value-type="string">
            <text:p>Primary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97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200" table:formula="of:=AND(ISBLANK([.$E24]);NOT(ISBLANK([.$I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Down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BREAK – Cycle, </text:span>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DOWN</text:p>
          </table:table-cell>
          <table:table-cell table:style-name="ce171" office:value-type="string" calcext:value-type="string">
            <text:p>Primary D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97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200" table:formula="of:=AND(ISBLANK([.$E26]);NOT(ISBLANK([.$I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Trim Elevator PULL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.</text:p>
          </table:table-cell>
          <table:table-cell table:style-name="ce171" office:value-type="string" calcext:value-type="string">
            <text:p>Primary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97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200" table:formula="of:=AND(ISBLANK([.$E27]);NOT(ISBLANK([.$I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Left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BREAK – Cycle, </text:span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LEFT</text:p>
          </table:table-cell>
          <table:table-cell table:style-name="ce171" office:value-type="string" calcext:value-type="string">
            <text:p>Primary L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97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200" table:formula="of:=AND(ISBLANK([.$E29]);NOT(ISBLANK([.$I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Aileron Trim Left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,</text:p>
          </table:table-cell>
          <table:table-cell table:style-name="ce171" office:value-type="string" calcext:value-type="string">
            <text:p>Primary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97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200" table:formula="of:=AND(ISBLANK([.$E30]);NOT(ISBLANK([.$I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Right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BREAK – Cycle, </text:span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RIGHT</text:p>
          </table:table-cell>
          <table:table-cell table:style-name="ce171" office:value-type="string" calcext:value-type="string">
            <text:p>Primary R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97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200" table:formula="of:=AND(ISBLANK([.$E32]);NOT(ISBLANK([.$I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Aileron Trim Right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/</text:p>
          </table:table-cell>
          <table:table-cell table:style-name="ce171" office:value-type="string" calcext:value-type="string">
            <text:p>Primary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97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200" table:formula="of:=AND(ISBLANK([.$E33]);NOT(ISBLANK([.$I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Weapons</text:p>
          </table:table-cell>
          <table:table-cell table:style-name="ce126" office:value-type="string" calcext:value-type="string">
            <text:p>Primary Fire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1</text:p>
          </table:table-cell>
          <table:table-cell table:style-name="ce171" office:value-type="string" calcext:value-type="string">
            <text:p>ST-1 [O_*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97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200" table:formula="of:=AND(ISBLANK([.$E35]);NOT(ISBLANK([.$I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X</text:p>
            <text:p>Primary Fire Cycl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1 , DXHATDOWN</text:p>
          </table:table-cell>
          <table:table-cell table:style-name="ce171" office:value-type="string" calcext:value-type="string">
            <text:p>ST-1 [I_*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97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200" table:formula="of:=AND(ISBLANK([.$E36]);NOT(ISBLANK([.$I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SPC</text:p>
          </table:table-cell>
          <table:table-cell table:style-name="ce171" office:value-type="string" calcext:value-type="string">
            <text:p>ST-1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97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200" table:formula="of:=AND(ISBLANK([.$E37]);NOT(ISBLANK([.$I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Secondary Fire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2</text:p>
          </table:table-cell>
          <table:table-cell table:style-name="ce171" office:value-type="string" calcext:value-type="string">
            <text:p>ST-2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97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200" table:formula="of:=AND(ISBLANK([.$E39]);NOT(ISBLANK([.$I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0" table:number-columns-repeated="2"/>
          <table:table-cell table:style-name="ce150" office:value-type="string" calcext:value-type="string">
            <text:p>DCS – FA18C</text:p>
          </table:table-cell>
          <table:table-cell table:style-name="ce158" office:value-type="string" calcext:value-type="string">
            <text:p>R_ALT SPC</text:p>
          </table:table-cell>
          <table:table-cell table:style-name="ce175" office:value-type="string" calcext:value-type="string">
            <text:p>ST-2 [O_M]</text:p>
          </table:table-cell>
          <table:table-cell table:style-name="ce185"/>
          <table:table-cell table:style-name="ce187"/>
          <table:table-cell table:style-name="ce191"/>
          <table:table-cell table:style-name="ce100" office:value-type="string" calcext:value-type="string">
            <text:p>+</text:p>
          </table:table-cell>
          <table:table-cell table:style-name="ce100" table:number-columns-repeated="2"/>
          <table:table-cell table:style-name="ce192"/>
          <table:table-cell table:style-name="ce19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199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201" table:formula="of:=AND(ISBLANK([.$E40]);NOT(ISBLANK([.$I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100" table:number-columns-repeated="45"/>
        </table:table-row>
        <table:table-row table:style-name="ro2">
          <table:table-cell table:style-name="ce97" office:value-type="string" calcext:value-type="string">
            <text:p>Countermeasures</text:p>
          </table:table-cell>
          <table:table-cell table:style-name="ce126" office:value-type="string" calcext:value-type="string">
            <text:p>Flare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[Shield] Cooling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e , LSHIFT e</text:p>
          </table:table-cell>
          <table:table-cell table:style-name="ce171" office:value-type="string" calcext:value-type="string">
            <text:p>ST-3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97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200" table:formula="of:=AND(ISBLANK([.$E42]);NOT(ISBLANK([.$I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ooling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SHIFT e</text:p>
          </table:table-cell>
          <table:table-cell table:style-name="ce171" office:value-type="string" calcext:value-type="string">
            <text:p>ST-3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97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200" table:formula="of:=AND(ISBLANK([.$E43]);NOT(ISBLANK([.$I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hield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e</text:p>
          </table:table-cell>
          <table:table-cell table:style-name="ce171" office:value-type="string" calcext:value-type="string">
            <text:p>ST-3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97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200" table:formula="of:=AND(ISBLANK([.$E44]);NOT(ISBLANK([.$I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d</text:p>
          </table:table-cell>
          <table:table-cell table:style-name="ce171" office:value-type="string" calcext:value-type="string">
            <text:p>ST-3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97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200" table:formula="of:=AND(ISBLANK([.$E45]);NOT(ISBLANK([.$I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CTL `</text:p>
          </table:table-cell>
          <table:table-cell table:style-name="ce171" office:value-type="string" calcext:value-type="string">
            <text:p>ST-3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97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200" table:formula="of:=AND(ISBLANK([.$E46]);NOT(ISBLANK([.$I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UNUSUAL DUPLICATE</text:span></text:p>
            <text:p>waypoint designate (MDI button 14)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71" office:value-type="string" calcext:value-type="string">
            <text:p>ST-3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97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200" table:formula="of:=AND(ISBLANK([.$E47]);NOT(ISBLANK([.$I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UNUSUAL DUPLICATE</text:span></text:p>
            <text:p><text:span text:style-name="T29">waypoint next (MDI button 12)</text:span>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x</text:p>
          </table:table-cell>
          <table:table-cell table:style-name="ce171" office:value-type="string" calcext:value-type="string">
            <text:p>ST-3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97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200" table:formula="of:=AND(ISBLANK([.$E48]);NOT(ISBLANK([.$I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Chaff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<text:span text:style-name="T29">[</text:span>Depart, Menu Nest] Countermeasur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<text:span text:style-name="T29">DX4 , </text:span>L_ALT j</text:p>
          </table:table-cell>
          <table:table-cell table:style-name="ce171" office:value-type="string" calcext:value-type="string">
            <text:p>ST-4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97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200" table:formula="of:=AND(ISBLANK([.$E50]);NOT(ISBLANK([.$I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ountermeasur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4</text:p>
          </table:table-cell>
          <table:table-cell table:style-name="ce171" office:value-type="string" calcext:value-type="string">
            <text:p>ST-4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97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200" table:formula="of:=AND(ISBLANK([.$E51]);NOT(ISBLANK([.$I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[Menu Nest] Depart (HighWake)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ALT j</text:p>
          </table:table-cell>
          <table:table-cell table:style-name="ce171" office:value-type="string" calcext:value-type="string">
            <text:p>ST-4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97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200" table:formula="of:=AND(ISBLANK([.$E52]);NOT(ISBLANK([.$I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OVERLOAD</text:span></text:p>
            <text:p><text:span text:style-name="T29">[SRV Handbrake] </text:span>LowWak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j</text:p>
          </table:table-cell>
          <table:table-cell table:style-name="ce171" office:value-type="string" calcext:value-type="string">
            <text:p>ST-4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97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200" table:formula="of:=AND(ISBLANK([.$E53]);NOT(ISBLANK([.$I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e</text:p>
          </table:table-cell>
          <table:table-cell table:style-name="ce171" office:value-type="string" calcext:value-type="string">
            <text:p>ST-4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97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200" table:formula="of:=AND(ISBLANK([.$E54]);NOT(ISBLANK([.$I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UNUSUAL DUPLICATE</text:span></text:p>
            <text:p>event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</text:p>
          </table:table-cell>
          <table:table-cell table:style-name="ce171" office:value-type="string" calcext:value-type="string">
            <text:p>ST-4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97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200" table:formula="of:=AND(ISBLANK([.$E55]);NOT(ISBLANK([.$I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Cycle</text:p>
          </table:table-cell>
          <table:table-cell table:style-name="ce126" office:value-type="string" calcext:value-type="string">
            <text:p>primary+</text:p>
          </table:table-cell>
          <table:table-cell table:number-columns-repeated="2"/>
          <table:table-cell table:style-name="ce151" office:value-type="string" calcext:value-type="string">
            <text:p><text:span text:style-name="T7">Primary O_U</text:span> 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UP</text:p>
          </table:table-cell>
          <table:table-cell table:style-name="ce171" office:value-type="string" calcext:value-type="string">
            <text:p>Primary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97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200" table:formula="of:=AND(ISBLANK([.$E57]);NOT(ISBLANK([.$I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Gu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x</text:p>
          </table:table-cell>
          <table:table-cell table:style-name="ce171" office:value-type="string" calcext:value-type="string">
            <text:p>Primary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97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200" table:formula="of:=AND(ISBLANK([.$E58]);NOT(ISBLANK([.$I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primary-</text:p>
          </table:table-cell>
          <table:table-cell table:number-columns-repeated="2"/>
          <table:table-cell table:style-name="ce151" office:value-type="string" calcext:value-type="string">
            <text:p><text:span text:style-name="T7">Primary O_U</text:span> D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DOWN</text:p>
          </table:table-cell>
          <table:table-cell table:style-name="ce171" office:value-type="string" calcext:value-type="string">
            <text:p>Primary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97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200" table:formula="of:=AND(ISBLANK([.$E60]);NOT(ISBLANK([.$I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parrow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w</text:p>
          </table:table-cell>
          <table:table-cell table:style-name="ce171" office:value-type="string" calcext:value-type="string">
            <text:p>Primary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97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200" table:formula="of:=AND(ISBLANK([.$E61]);NOT(ISBLANK([.$I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secondary+</text:p>
          </table:table-cell>
          <table:table-cell table:number-columns-repeated="2"/>
          <table:table-cell table:style-name="ce151" office:value-type="string" calcext:value-type="string">
            <text:p><text:span text:style-name="T7">Primary O_U</text:span> 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RIGHT</text:p>
          </table:table-cell>
          <table:table-cell table:style-name="ce171" office:value-type="string" calcext:value-type="string">
            <text:p>Primary R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97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200" table:formula="of:=AND(ISBLANK([.$E63]);NOT(ISBLANK([.$I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idewinder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s</text:p>
          </table:table-cell>
          <table:table-cell table:style-name="ce171" office:value-type="string" calcext:value-type="string">
            <text:p>Primary R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97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200" table:formula="of:=AND(ISBLANK([.$E64]);NOT(ISBLANK([.$I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secondary-</text:p>
          </table:table-cell>
          <table:table-cell table:number-columns-repeated="2"/>
          <table:table-cell table:style-name="ce151" office:value-type="string" calcext:value-type="string">
            <text:p><text:span text:style-name="T7">Primary O_U</text:span> 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LEFT</text:p>
          </table:table-cell>
          <table:table-cell table:style-name="ce171" office:value-type="string" calcext:value-type="string">
            <text:p>Primary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97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200" table:formula="of:=AND(ISBLANK([.$E66]);NOT(ISBLANK([.$I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AMRAAM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d</text:p>
          </table:table-cell>
          <table:table-cell table:style-name="ce171" office:value-type="string" calcext:value-type="string">
            <text:p>Primary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97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200" table:formula="of:=AND(ISBLANK([.$E67]);NOT(ISBLANK([.$I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AutoTargets</text:p>
          </table:table-cell>
          <table:table-cell table:style-name="ce126"/>
          <table:table-cell table:number-columns-repeated="2"/>
          <table:table-cell table:style-name="ce177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hostile+</text:p>
          </table:table-cell>
          <table:table-cell/>
          <table:table-cell table:style-name="ce162" office:value-type="string" calcext:value-type="string">
            <text:p>h</text:p>
          </table:table-cell>
          <table:table-cell table:style-name="ce177" office:value-type="string" calcext:value-type="string">
            <text:p><text:span text:style-name="T9">Throttle-Paddle O_M </text:span><text:span text:style-name="T33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[</text:p>
          </table:table-cell>
          <table:table-cell table:style-name="ce178" office:value-type="string" calcext:value-type="string">
            <text:p><text:span text:style-name="T11">Throttle-Paddle O_M </text:span><text:span text:style-name="T34">L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97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200" table:formula="of:=AND(ISBLANK([.$E70]);NOT(ISBLANK([.$I70])))" office:value-type="boolean" office:boolean-value="false" calcext:value-type="boolean">
            <text:p>FALSE</text:p>
          </table:table-cell>
          <table:table-cell table:style-name="ce203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203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203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203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=</text:p>
          </table:table-cell>
          <table:table-cell table:style-name="ce178" office:value-type="string" calcext:value-type="string">
            <text:p><text:span text:style-name="T11">Throttle-Paddle O_M </text:span><text:span text:style-name="T34">L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97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200" table:formula="of:=AND(ISBLANK([.$E71]);NOT(ISBLANK([.$I71])))" office:value-type="boolean" office:boolean-value="false" calcext:value-type="boolean">
            <text:p>FALSE</text:p>
          </table:table-cell>
          <table:table-cell table:style-name="ce203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203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203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203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hostile-</text:p>
          </table:table-cell>
          <table:table-cell/>
          <table:table-cell table:style-name="ce162" office:value-type="string" calcext:value-type="string">
            <text:p>L_SHIFT h</text:p>
          </table:table-cell>
          <table:table-cell table:style-name="ce177" office:value-type="string" calcext:value-type="string">
            <text:p><text:span text:style-name="T9">Throttle-Paddle O_M </text:span><text:span text:style-name="T33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]</text:p>
          </table:table-cell>
          <table:table-cell table:style-name="ce178" office:value-type="string" calcext:value-type="string">
            <text:p>Throttle-Paddle O_M R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97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200" table:formula="of:=AND(ISBLANK([.$E73]);NOT(ISBLANK([.$I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-</text:p>
          </table:table-cell>
          <table:table-cell table:style-name="ce178" office:value-type="string" calcext:value-type="string">
            <text:p><text:span text:style-name="T11">Throttle-Paddle O_M </text:span><text:span text:style-name="T34">R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197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200" table:formula="of:=AND(ISBLANK([.$E74]);NOT(ISBLANK([.$I74])))" office:value-type="boolean" office:boolean-value="false" calcext:value-type="boolean">
            <text:p>FALSE</text:p>
          </table:table-cell>
          <table:table-cell table:style-name="ce203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203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203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203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escort+</text:p>
          </table:table-cell>
          <table:table-cell table:number-columns-repeated="2"/>
          <table:table-cell table:style-name="ce177" office:value-type="string" calcext:value-type="string">
            <text:p><text:span text:style-name="T9">Throttle-Paddle O_U </text:span><text:span text:style-name="T33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escort-</text:p>
          </table:table-cell>
          <table:table-cell table:number-columns-repeated="2"/>
          <table:table-cell table:style-name="ce177" office:value-type="string" calcext:value-type="string">
            <text:p><text:span text:style-name="T9">Throttle-Paddle O_U </text:span><text:span text:style-name="T33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target+</text:p>
          </table:table-cell>
          <table:table-cell/>
          <table:table-cell table:style-name="ce162" office:value-type="string" calcext:value-type="string">
            <text:p>t</text:p>
          </table:table-cell>
          <table:table-cell table:style-name="ce177" office:value-type="string" calcext:value-type="string">
            <text:p><text:span text:style-name="T9">Throttle-Paddle I_M </text:span><text:span text:style-name="T33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t</text:p>
          </table:table-cell>
          <table:table-cell table:style-name="ce171" office:value-type="string" calcext:value-type="string">
            <text:p>Throttle-Paddle I_M L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197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200" table:formula="of:=AND(ISBLANK([.$E78]);NOT(ISBLANK([.$I78])))" office:value-type="boolean" office:boolean-value="false" calcext:value-type="boolean">
            <text:p>FALSE</text:p>
          </table:table-cell>
          <table:table-cell table:style-name="ce203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203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203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203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target-</text:p>
          </table:table-cell>
          <table:table-cell/>
          <table:table-cell table:style-name="ce162" office:value-type="string" calcext:value-type="string">
            <text:p>L_SHIFT t</text:p>
          </table:table-cell>
          <table:table-cell table:style-name="ce177" office:value-type="string" calcext:value-type="string">
            <text:p><text:span text:style-name="T9">Throttle-Paddle I_M </text:span><text:span text:style-name="T33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SHIFT t</text:p>
          </table:table-cell>
          <table:table-cell table:style-name="ce171" office:value-type="string" calcext:value-type="string">
            <text:p>Throttle-Paddle I_M L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97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200" table:formula="of:=AND(ISBLANK([.$E80]);NOT(ISBLANK([.$I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cargo+</text:p>
          </table:table-cell>
          <table:table-cell/>
          <table:table-cell table:style-name="ce162" office:value-type="string" calcext:value-type="string">
            <text:p>u</text:p>
          </table:table-cell>
          <table:table-cell table:style-name="ce177" office:value-type="string" calcext:value-type="string">
            <text:p><text:span text:style-name="T9">Throttle-Paddle I_D </text:span><text:span text:style-name="T33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cargo+</text:p>
          </table:table-cell>
          <table:table-cell/>
          <table:table-cell table:style-name="ce162" office:value-type="string" calcext:value-type="string">
            <text:p>L_SHIFT u</text:p>
          </table:table-cell>
          <table:table-cell table:style-name="ce177" office:value-type="string" calcext:value-type="string">
            <text:p><text:span text:style-name="T9">Throttle-Paddle I_D </text:span><text:span text:style-name="T33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 office:value-type="string" calcext:value-type="string">
            <text:p>Comm</text:p>
          </table:table-cell>
          <table:table-cell table:style-name="ce126" office:value-type="string" calcext:value-type="string">
            <text:p>Radio</text:p>
          </table:table-cell>
          <table:table-cell table:number-columns-repeated="2"/>
          <table:table-cell table:style-name="ce177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1 (Left/Top/VHF-AM) Up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97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200" table:formula="of:=AND(ISBLANK([.$E84]);NOT(ISBLANK([.$I84])))" office:value-type="boolean" office:boolean-value="false" calcext:value-type="boolean">
            <text:p>FALSE</text:p>
          </table:table-cell>
          <table:table-cell table:style-name="ce203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203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203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203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W/In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ALT RARROW</text:p>
          </table:table-cell>
          <table:table-cell table:style-name="ce171" office:value-type="string" calcext:value-type="string">
            <text:p>Comm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97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200" table:formula="of:=AND(ISBLANK([.$E85]);NOT(ISBLANK([.$I85])))" office:value-type="boolean" office:boolean-value="false" calcext:value-type="boolean">
            <text:p>FALSE</text:p>
          </table:table-cell>
          <table:table-cell table:style-name="ce203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203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203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203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29">1 (Left/Top/VHF-AM</text:span>) Down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97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200" table:formula="of:=AND(ISBLANK([.$E86]);NOT(ISBLANK([.$I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CW/De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ALT LARROW</text:p>
          </table:table-cell>
          <table:table-cell table:style-name="ce171" office:value-type="string" calcext:value-type="string">
            <text:p>Comm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97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200" table:formula="of:=AND(ISBLANK([.$E87]);NOT(ISBLANK([.$I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29">1 (Left/Top/VHF-AM) </text:span><text:span text:style-name="T4">Switch/PTT</text:span></text:p>
          </table:table-cell>
          <table:table-cell/>
          <table:table-cell table:style-name="ce161" office:value-type="string" calcext:value-type="string">
            <text:p>DX21</text:p>
          </table:table-cell>
          <table:table-cell table:style-name="ce179" office:value-type="string" calcext:value-type="string">
            <text:p>Comm R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97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200" table:formula="of:=AND(ISBLANK([.$E88]);NOT(ISBLANK([.$I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Comm Menu – Left Radio</text:p>
          </table:table-cell>
          <table:table-cell table:style-name="ce150" office:value-type="string" calcext:value-type="string">
            <text:p>DCS – FA18C</text:p>
          </table:table-cell>
          <table:table-cell table:style-name="ce163" office:value-type="string" calcext:value-type="string">
            <text:p>R_ALT \</text:p>
          </table:table-cell>
          <table:table-cell table:style-name="ce171" office:value-type="string" calcext:value-type="string">
            <text:p>Comm R [O_U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97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200" table:formula="of:=AND(ISBLANK([.$E89]);NOT(ISBLANK([.$I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2 (Right/Bottom/VHF-FM) Up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U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97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200" table:formula="of:=AND(ISBLANK([.$E90]);NOT(ISBLANK([.$I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W/In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CTL RARROW</text:p>
          </table:table-cell>
          <table:table-cell table:style-name="ce171" office:value-type="string" calcext:value-type="string">
            <text:p>Comm U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97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200" table:formula="of:=AND(ISBLANK([.$E91]);NOT(ISBLANK([.$I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29">2 (Right/Bottom/VHF-FM</text:span>) Down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D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97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200" table:formula="of:=AND(ISBLANK([.$E92]);NOT(ISBLANK([.$I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CW/De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CTL LARROW</text:p>
          </table:table-cell>
          <table:table-cell table:style-name="ce171" office:value-type="string" calcext:value-type="string">
            <text:p>Comm D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97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200" table:formula="of:=AND(ISBLANK([.$E93]);NOT(ISBLANK([.$I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29">2 (Right/Bottom/VHF-FM) </text:span><text:span text:style-name="T4">Switch/PTT</text:span></text:p>
          </table:table-cell>
          <table:table-cell/>
          <table:table-cell table:style-name="ce161" office:value-type="string" calcext:value-type="string">
            <text:p>DX22</text:p>
          </table:table-cell>
          <table:table-cell table:style-name="ce179" office:value-type="string" calcext:value-type="string">
            <text:p>Comm R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97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200" table:formula="of:=AND(ISBLANK([.$E94]);NOT(ISBLANK([.$I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Comm Menu – Right Radio</text:p>
          </table:table-cell>
          <table:table-cell table:style-name="ce150" office:value-type="string" calcext:value-type="string">
            <text:p>DCS – FA18C</text:p>
          </table:table-cell>
          <table:table-cell table:style-name="ce163" office:value-type="string" calcext:value-type="string">
            <text:p>R_CTL \</text:p>
          </table:table-cell>
          <table:table-cell table:style-name="ce171" office:value-type="string" calcext:value-type="string">
            <text:p>Comm R [O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97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200" table:formula="of:=AND(ISBLANK([.$E95]);NOT(ISBLANK([.$I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29">3 (Center/UHF) </text:span>Up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97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200" table:formula="of:=AND(ISBLANK([.$E96]);NOT(ISBLANK([.$I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29">3 (Center/UHF) </text:span>Down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97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200" table:formula="of:=AND(ISBLANK([.$E97]);NOT(ISBLANK([.$I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29">3 (Center/UHF) </text:span><text:span text:style-name="T4">Switch/PTT</text:span></text:p>
          </table:table-cell>
          <table:table-cell/>
          <table:table-cell table:style-name="ce157" office:value-type="string" calcext:value-type="string">
            <text:p>DX23</text:p>
          </table:table-cell>
          <table:table-cell table:style-name="ce179" office:value-type="string" calcext:value-type="string">
            <text:p>Comm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97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200" table:formula="of:=AND(ISBLANK([.$E98]);NOT(ISBLANK([.$I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4">Selected</text:span> PTT</text:p>
          </table:table-cell>
          <table:table-cell table:style-name="ce149"/>
          <table:table-cell table:style-name="ce157" office:value-type="string" calcext:value-type="string">
            <text:p>DX24</text:p>
          </table:table-cell>
          <table:table-cell table:style-name="ce179" office:value-type="string" calcext:value-type="string">
            <text:p>Comm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97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200" table:formula="of:=AND(ISBLANK([.$E99]);NOT(ISBLANK([.$I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 built-in voice</text:p>
          </table:table-cell>
          <table:table-cell table:style-name="ce149" office:value-type="string" calcext:value-type="string">
            <text:p>Elite Dangerous</text:p>
          </table:table-cell>
          <table:table-cell table:style-name="ce164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71" office:value-type="string" calcext:value-type="string">
            <text:p>Comm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97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200" table:formula="of:=AND(ISBLANK([.$E100]);NOT(ISBLANK([.$I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(Selected) Comm Menu</text:p>
          </table:table-cell>
          <table:table-cell table:style-name="ce150" office:value-type="string" calcext:value-type="string">
            <text:p>DCS – FA18C</text:p>
          </table:table-cell>
          <table:table-cell table:style-name="ce163" office:value-type="string" calcext:value-type="string">
            <text:p>\</text:p>
          </table:table-cell>
          <table:table-cell table:style-name="ce171" office:value-type="string" calcext:value-type="string">
            <text:p>Comm L [O_M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97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200" table:formula="of:=AND(ISBLANK([.$E101]);NOT(ISBLANK([.$I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Special/Magic/built-in-voice(sim)</text:p>
          </table:table-cell>
          <table:table-cell/>
          <table:table-cell table:style-name="ce157" office:value-type="string" calcext:value-type="string">
            <text:p>DX26</text:p>
          </table:table-cell>
          <table:table-cell table:style-name="ce179" office:value-type="string" calcext:value-type="string">
            <text:p>Comm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97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200" table:formula="of:=AND(ISBLANK([.$E102]);NOT(ISBLANK([.$I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Ground/Intercom</text:p>
          </table:table-cell>
          <table:table-cell/>
          <table:table-cell table:style-name="ce157" office:value-type="string" calcext:value-type="string">
            <text:p>DX25</text:p>
          </table:table-cell>
          <table:table-cell table:style-name="ce179" office:value-type="string" calcext:value-type="string">
            <text:p>Comm L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97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200" table:formula="of:=AND(ISBLANK([.$E103]);NOT(ISBLANK([.$I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Aux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49"/>
          <table:table-cell table:style-name="ce165" office:value-type="string" calcext:value-type="string">
            <text:p>DX32</text:p>
          </table:table-cell>
          <table:table-cell table:style-name="ce179" office:value-type="string" calcext:value-type="string">
            <text:p>T16KJG_<text:span text:style-name="T4">TH-2</text:span> [O_<text:span text:style-name="T4">M</text:span>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97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200" table:formula="of:=AND(ISBLANK([.$E105]);NOT(ISBLANK([.$I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0">Whisper</text:span> PTT</text:p>
          </table:table-cell>
          <table:table-cell table:style-name="ce149"/>
          <table:table-cell table:style-name="ce165" office:value-type="string" calcext:value-type="string">
            <text:p>DX30, F22</text:p>
          </table:table-cell>
          <table:table-cell table:style-name="ce179" office:value-type="string" calcext:value-type="string">
            <text:p>T16KJG_<text:span text:style-name="T4">TH-2</text:span>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97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200" table:formula="of:=AND(ISBLANK([.$E106]);NOT(ISBLANK([.$I106])))" office:value-type="boolean" office:boolean-value="false" calcext:value-type="boolean">
            <text:p>FALSE</text:p>
          </table:table-cell>
          <table:table-cell table:style-name="ce203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203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203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203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RESERVED</text:p>
          </table:table-cell>
          <table:table-cell table:style-name="ce149"/>
          <table:table-cell table:style-name="ce166" office:value-type="string" calcext:value-type="string">
            <text:p>_</text:p>
          </table:table-cell>
          <table:table-cell table:style-name="ce179" office:value-type="string" calcext:value-type="string">
            <office:annotation draw:style-name="gr2" draw:text-style-name="P2" svg:width="82.18pt" svg:height="51pt" svg:x="807.19pt" svg:y="2728.66pt" draw:caption-point-x="-17.29pt" draw:caption-point-y="42.8pt">
              <dc:date>2019-11-06T00:00:00</dc:date>
              <text:p text:style-name="P1"><text:span text:style-name="T1">Optional. Not required to be implemented by default.</text:span></text:p>
            </office:annotation>
            <text:p>T16KJG_<text:span text:style-name="T4">TH-2</text:span> [O_U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97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200" table:formula="of:=AND(ISBLANK([.$E107]);NOT(ISBLANK([.$I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office:annotation draw:style-name="gr5" draw:text-style-name="P2" svg:width="127.47pt" svg:height="45.52pt" svg:x="377.21pt" svg:y="2807.89pt" draw:caption-point-x="-17.29pt" draw:caption-point-y="-10.01pt">
              <dc:date>2019-11-06T00:00:00</dc:date>
              <text:p text:style-name="P1"><text:span text:style-name="T1">Atypical. ONLY if separate. Usually to accommodate TeamSpeak or Mumble.</text:span></text:p>
            </office:annotation>
            <text:p><text:span text:style-name="T30">Team</text:span> PTT</text:p>
          </table:table-cell>
          <table:table-cell table:style-name="ce149"/>
          <table:table-cell table:style-name="ce165" office:value-type="string" calcext:value-type="string">
            <office:annotation draw:style-name="gr3" draw:text-style-name="P2" svg:width="82.18pt" svg:height="61.68pt" svg:x="642.76pt" svg:y="2755.08pt" draw:caption-point-x="-17.29pt" draw:caption-point-y="42.8pt">
              <dc:date>2019-11-06T00:00:00</dc:date>
              <text:p text:style-name="P1"><text:span text:style-name="T1">Keyboard mapping to be used simultaneously. Workaround.</text:span></text:p>
            </office:annotation>
            <text:p>DX29, F23</text:p>
          </table:table-cell>
          <table:table-cell table:style-name="ce179" office:value-type="string" calcext:value-type="string">
            <text:p>T16KJG_<text:span text:style-name="T4">TH-2</text:span>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97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200" table:formula="of:=AND(ISBLANK([.$E108]);NOT(ISBLANK([.$I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4">COVAS</text:span> PTT</text:p>
          </table:table-cell>
          <table:table-cell table:style-name="ce149"/>
          <table:table-cell table:style-name="ce167" office:value-type="string" calcext:value-type="string">
            <text:p>DX28</text:p>
          </table:table-cell>
          <table:table-cell table:style-name="ce179" office:value-type="string" calcext:value-type="string">
            <text:p>T16KJG_<text:span text:style-name="T4">TH-2</text:span> [I_<text:span text:style-name="T4">M</text:span>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97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200" table:formula="of:=AND(ISBLANK([.$E110]);NOT(ISBLANK([.$I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RESERVED</text:p>
          </table:table-cell>
          <table:table-cell table:style-name="ce149"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T16KJG_<text:span text:style-name="T4">TH-2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197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200" table:formula="of:=AND(ISBLANK([.$E111]);NOT(ISBLANK([.$I111])))" office:value-type="boolean" office:boolean-value="false" calcext:value-type="boolean">
            <text:p>FALSE</text:p>
          </table:table-cell>
          <table:table-cell table:style-name="ce203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203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203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203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RESERVED</text:p>
          </table:table-cell>
          <table:table-cell table:style-name="ce149"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T16KJG_<text:span text:style-name="T4">TH-2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197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200" table:formula="of:=AND(ISBLANK([.$E112]);NOT(ISBLANK([.$I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Quick Power</text:p>
          </table:table-cell>
          <table:table-cell table:style-name="ce126" office:value-type="string" calcext:value-type="string">
            <text:p>AirBrake ENGAGE</text:p>
          </table:table-cell>
          <table:table-cell table:number-columns-repeated="2"/>
          <table:table-cell table:style-name="ce151" office:value-type="string" calcext:value-type="string">
            <text:p><text:span text:style-name="T7">Ship O_M </text:span>L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Reset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PGDN</text:p>
          </table:table-cell>
          <table:table-cell table:style-name="ce171" office:value-type="string" calcext:value-type="string">
            <text:p>Ship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97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200" table:formula="of:=AND(ISBLANK([.$E114]);NOT(ISBLANK([.$I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peed Brake EXTEND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b</text:p>
          </table:table-cell>
          <table:table-cell table:style-name="ce171" office:value-type="string" calcext:value-type="string">
            <text:p>Ship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197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200" table:formula="of:=AND(ISBLANK([.$E115]);NOT(ISBLANK([.$I115])))" office:value-type="boolean" office:boolean-value="false" calcext:value-type="boolean">
            <text:p>FALSE</text:p>
          </table:table-cell>
          <table:table-cell table:style-name="ce203" table:formula="of:=AND(AND(ISBLANK([.$E115]);AND(ISBLANK([.$F115]);AND(ISBLANK([.$G115]);ISBLANK([.$H115]))));NOT(ISBLANK([.$I115])))" office:value-type="boolean" office:boolean-value="false" calcext:value-type="boolean">
            <text:p>FALSE</text:p>
          </table:table-cell>
          <table:table-cell table:style-name="ce203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203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203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AirBrake CANCEL</text:p>
          </table:table-cell>
          <table:table-cell table:number-columns-repeated="2"/>
          <table:table-cell table:style-name="ce151" office:value-type="string" calcext:value-type="string">
            <text:p><text:span text:style-name="T7">Ship O_M </text:span>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Weapon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INS</text:p>
          </table:table-cell>
          <table:table-cell table:style-name="ce171" office:value-type="string" calcext:value-type="string">
            <text:p>Ship R [O_M]</text:p>
          </table:table-cell>
          <table:table-cell table:style-name="ce184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97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200" table:formula="of:=AND(ISBLANK([.$E117]);NOT(ISBLANK([.$I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peed Brake RETRACT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CTL b</text:p>
          </table:table-cell>
          <table:table-cell table:style-name="ce171" office:value-type="string" calcext:value-type="string">
            <text:p>Ship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8]));OR(NOT(ISBLANK([.$F118]));OR(NOT(ISBLANK([.$G118]));NOT(ISBLANK([.$H118])))))" office:value-type="boolean" office:boolean-value="true" calcext:value-type="boolean">
            <text:p>TRUE</text:p>
          </table:table-cell>
          <table:table-cell table:style-name="ce197" table:formula="of:=OR(OR(OR(IF([.$P118]=1);IF([.$Q118]=1));IF([.$R118]=1));IF([.$S118]=1))" office:value-type="boolean" office:boolean-value="false" calcext:value-type="boolean">
            <text:p>FALSE</text:p>
          </table:table-cell>
          <table:table-cell table:style-name="ce200" table:formula="of:=AND(ISBLANK([.$E118]);NOT(ISBLANK([.$I118])))" office:value-type="boolean" office:boolean-value="false" calcext:value-type="boolean">
            <text:p>FALSE</text:p>
          </table:table-cell>
          <table:table-cell table:style-name="ce203" table:formula="of:=AND(AND(ISBLANK([.$E118]);AND(ISBLANK([.$F118]);AND(ISBLANK([.$G118]);ISBLANK([.$H118]))));NOT(ISBLANK([.$I118])))" office:value-type="boolean" office:boolean-value="false" calcext:value-type="boolean">
            <text:p>FALSE</text:p>
          </table:table-cell>
          <table:table-cell table:style-name="ce203" table:formula="of:=AND(AND(ISBLANK([.$E118]);AND(ISBLANK([.$F118]);AND(ISBLANK([.$G118]);ISBLANK([.$H118]))));NOT(ISBLANK([.$J118])))" office:value-type="boolean" office:boolean-value="false" calcext:value-type="boolean">
            <text:p>FALSE</text:p>
          </table:table-cell>
          <table:table-cell table:style-name="ce203" table:formula="of:=AND(AND(ISBLANK([.$E118]);AND(ISBLANK([.$F118]);AND(ISBLANK([.$G118]);ISBLANK([.$H118]))));NOT(ISBLANK([.$K118])))" office:value-type="boolean" office:boolean-value="false" calcext:value-type="boolean">
            <text:p>FALSE</text:p>
          </table:table-cell>
          <table:table-cell table:style-name="ce203" table:formula="of:=AND(AND(ISBLANK([.$E118]);AND(ISBLANK([.$F118]);AND(ISBLANK([.$G118]);ISBLANK([.$H118]))));NOT(ISBLANK([.$L1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Wheel Steering</text:p>
          </table:table-cell>
          <table:table-cell table:number-columns-repeated="2"/>
          <table:table-cell table:style-name="ce151" office:value-type="string" calcext:value-type="string">
            <text:p><text:span text:style-name="T7">Ship O_M </text:span>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Engine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PGUP</text:p>
          </table:table-cell>
          <table:table-cell table:style-name="ce171" office:value-type="string" calcext:value-type="string">
            <text:p>Ship U [O_M]</text:p>
          </table:table-cell>
          <table:table-cell table:style-name="ce184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97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200" table:formula="of:=AND(ISBLANK([.$E120]);NOT(ISBLANK([.$I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ELF OVERLOAD</text:p>
            <text:p>[Undesignate] NoseWheelSteer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s</text:p>
          </table:table-cell>
          <table:table-cell table:style-name="ce171" office:value-type="string" calcext:value-type="string">
            <text:p>Ship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1]));OR(NOT(ISBLANK([.$F121]));OR(NOT(ISBLANK([.$G121]));NOT(ISBLANK([.$H121])))))" office:value-type="boolean" office:boolean-value="true" calcext:value-type="boolean">
            <text:p>TRUE</text:p>
          </table:table-cell>
          <table:table-cell table:style-name="ce197" table:formula="of:=OR(OR(OR(IF([.$P121]=1);IF([.$Q121]=1));IF([.$R121]=1));IF([.$S121]=1))" office:value-type="boolean" office:boolean-value="false" calcext:value-type="boolean">
            <text:p>FALSE</text:p>
          </table:table-cell>
          <table:table-cell table:style-name="ce200" table:formula="of:=AND(ISBLANK([.$E121]);NOT(ISBLANK([.$I121])))" office:value-type="boolean" office:boolean-value="false" calcext:value-type="boolean">
            <text:p>FALSE</text:p>
          </table:table-cell>
          <table:table-cell table:style-name="ce203" table:formula="of:=AND(AND(ISBLANK([.$E121]);AND(ISBLANK([.$F121]);AND(ISBLANK([.$G121]);ISBLANK([.$H121]))));NOT(ISBLANK([.$I121])))" office:value-type="boolean" office:boolean-value="false" calcext:value-type="boolean">
            <text:p>FALSE</text:p>
          </table:table-cell>
          <table:table-cell table:style-name="ce203" table:formula="of:=AND(AND(ISBLANK([.$E121]);AND(ISBLANK([.$F121]);AND(ISBLANK([.$G121]);ISBLANK([.$H121]))));NOT(ISBLANK([.$J121])))" office:value-type="boolean" office:boolean-value="false" calcext:value-type="boolean">
            <text:p>FALSE</text:p>
          </table:table-cell>
          <table:table-cell table:style-name="ce203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203" table:formula="of:=AND(AND(ISBLANK([.$E121]);AND(ISBLANK([.$F121]);AND(ISBLANK([.$G121]);ISBLANK([.$H121]))));NOT(ISBLANK([.$L1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Wheel Brake</text:p>
          </table:table-cell>
          <table:table-cell table:number-columns-repeated="2"/>
          <table:table-cell table:style-name="ce151" office:value-type="string" calcext:value-type="string">
            <text:p><text:span text:style-name="T7">Ship O_M </text:span>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System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HOME</text:p>
          </table:table-cell>
          <table:table-cell table:style-name="ce171" office:value-type="string" calcext:value-type="string">
            <text:p>Ship D [O_M]</text:p>
          </table:table-cell>
          <table:table-cell table:style-name="ce184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97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200" table:formula="of:=AND(ISBLANK([.$E123]);NOT(ISBLANK([.$I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office:annotation draw:style-name="gr1" draw:text-style-name="P2" svg:width="82.18pt" svg:height="72.88pt" svg:x="642.76pt" svg:y="3177.47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32">?DX17?</text:span></text:p>
          </table:table-cell>
          <table:table-cell table:style-name="ce171" office:value-type="string" calcext:value-type="string">
            <office:annotation draw:style-name="gr6" draw:text-style-name="P2" svg:width="82.18pt" svg:height="95.27pt" svg:x="807.19pt" svg:y="3177.47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Ship D [O_M]</text:p>
            <text:p>ST-Y -99%</text:p>
            <text:p>ST-Slider -90%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4]));OR(NOT(ISBLANK([.$F124]));OR(NOT(ISBLANK([.$G124]));NOT(ISBLANK([.$H124])))))" office:value-type="boolean" office:boolean-value="true" calcext:value-type="boolean">
            <text:p>TRUE</text:p>
          </table:table-cell>
          <table:table-cell table:style-name="ce197" table:formula="of:=OR(OR(OR(IF([.$P124]=1);IF([.$Q124]=1));IF([.$R124]=1));IF([.$S124]=1))" office:value-type="boolean" office:boolean-value="false" calcext:value-type="boolean">
            <text:p>FALSE</text:p>
          </table:table-cell>
          <table:table-cell table:style-name="ce200" table:formula="of:=AND(ISBLANK([.$E124]);NOT(ISBLANK([.$I124])))" office:value-type="boolean" office:boolean-value="false" calcext:value-type="boolean">
            <text:p>FALSE</text:p>
          </table:table-cell>
          <table:table-cell table:style-name="ce203" table:formula="of:=AND(AND(ISBLANK([.$E124]);AND(ISBLANK([.$F124]);AND(ISBLANK([.$G124]);ISBLANK([.$H124]))));NOT(ISBLANK([.$I124])))" office:value-type="boolean" office:boolean-value="false" calcext:value-type="boolean">
            <text:p>FALSE</text:p>
          </table:table-cell>
          <table:table-cell table:style-name="ce203" table:formula="of:=AND(AND(ISBLANK([.$E124]);AND(ISBLANK([.$F124]);AND(ISBLANK([.$G124]);ISBLANK([.$H124]))));NOT(ISBLANK([.$J124])))" office:value-type="boolean" office:boolean-value="false" calcext:value-type="boolean">
            <text:p>FALSE</text:p>
          </table:table-cell>
          <table:table-cell table:style-name="ce203" table:formula="of:=AND(AND(ISBLANK([.$E124]);AND(ISBLANK([.$F124]);AND(ISBLANK([.$G124]);ISBLANK([.$H124]))));NOT(ISBLANK([.$K124])))" office:value-type="boolean" office:boolean-value="false" calcext:value-type="boolean">
            <text:p>FALSE</text:p>
          </table:table-cell>
          <table:table-cell table:style-name="ce203" table:formula="of:=AND(AND(ISBLANK([.$E124]);AND(ISBLANK([.$F124]);AND(ISBLANK([.$G124]);ISBLANK([.$H124]))));NOT(ISBLANK([.$L1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Readiness</text:p>
          </table:table-cell>
          <table:table-cell table:number-columns-repeated="4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 office:value-type="string" calcext:value-type="string">
            <text:p>Lockouts,</text:p>
            <text:p>Accessories</text:p>
          </table:table-cell>
          <table:table-cell table:style-name="ce126" office:value-type="string" calcext:value-type="string">
            <text:p>Tool</text:p>
          </table:table-cell>
          <table:table-cell table:number-columns-repeated="2"/>
          <table:table-cell table:style-name="ce180" office:value-type="string" calcext:value-type="string">
            <text:p>Ship O_D 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argo Scoo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p</text:p>
          </table:table-cell>
          <table:table-cell table:style-name="ce171" office:value-type="string" calcext:value-type="string">
            <text:p>Ship L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197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200" table:formula="of:=AND(ISBLANK([.$E127]);NOT(ISBLANK([.$I127])))" office:value-type="boolean" office:boolean-value="false" calcext:value-type="boolean">
            <text:p>FALSE</text:p>
          </table:table-cell>
          <table:table-cell table:style-name="ce203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203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203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203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2" draw:text-style-name="P2" svg:width="82.18pt" svg:height="51pt" svg:x="377.21pt" svg:y="3283.06pt" draw:caption-point-x="-17.29pt" draw:caption-point-y="42.8pt">
              <dc:date>2019-11-23T00:00:00</dc:date>
              <text:p text:style-name="P1"><text:span text:style-name="T1">Reassign to more important commands as needed.</text:span></text:p>
            </office:annotation>
            <text:p>CONTEXT</text:p>
            <text:p>Smoke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R_ALT s</text:p>
          </table:table-cell>
          <table:table-cell table:style-name="ce171" office:value-type="string" calcext:value-type="string">
            <text:p>Ship L [O_D] (l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197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200" table:formula="of:=AND(ISBLANK([.$E128]);NOT(ISBLANK([.$I128])))" office:value-type="boolean" office:boolean-value="false" calcext:value-type="boolean">
            <text:p>FALSE</text:p>
          </table:table-cell>
          <table:table-cell table:style-name="ce203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203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203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203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ights</text:p>
          </table:table-cell>
          <table:table-cell table:number-columns-repeated="2"/>
          <table:table-cell table:style-name="ce180" office:value-type="string" calcext:value-type="string">
            <text:p>Ship O_D 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</text:p>
          </table:table-cell>
          <table:table-cell table:style-name="ce171" office:value-type="string" calcext:value-type="string">
            <text:p>Ship R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97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200" table:formula="of:=AND(ISBLANK([.$E130]);NOT(ISBLANK([.$I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Exterior Lights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</text:p>
          </table:table-cell>
          <table:table-cell table:style-name="ce171" office:value-type="string" calcext:value-type="string">
            <text:p>Ship D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197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200" table:formula="of:=AND(ISBLANK([.$E131]);NOT(ISBLANK([.$I131])))" office:value-type="boolean" office:boolean-value="false" calcext:value-type="boolean">
            <text:p>FALSE</text:p>
          </table:table-cell>
          <table:table-cell table:style-name="ce203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203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203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203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X</text:p>
            <text:p>Landing/Taxi Light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office:annotation draw:style-name="gr2" draw:text-style-name="P2" svg:width="82.18pt" svg:height="51pt" svg:x="642.76pt" svg:y="3388.68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71" office:value-type="string" calcext:value-type="string">
            <text:p>Ship D [O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97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200" table:formula="of:=AND(ISBLANK([.$E132]);NOT(ISBLANK([.$I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Master OFF</text:p>
          </table:table-cell>
          <table:table-cell table:number-columns-repeated="2"/>
          <table:table-cell table:style-name="ce180" office:value-type="string" calcext:value-type="string">
            <text:p>Ship O_D 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7" draw:text-style-name="P2" svg:width="150.46pt" svg:height="60.52pt" svg:x="377.21pt" svg:y="3494.2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ALT r</text:p>
          </table:table-cell>
          <table:table-cell table:style-name="ce171" office:value-type="string" calcext:value-type="string">
            <text:p>Ship U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97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200" table:formula="of:=AND(ISBLANK([.$E134]);NOT(ISBLANK([.$I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L_ALT m</text:p>
          </table:table-cell>
          <table:table-cell table:style-name="ce171" office:value-type="string" calcext:value-type="string">
            <text:p>Ship D [O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5]));OR(NOT(ISBLANK([.$F135]));OR(NOT(ISBLANK([.$G135]));NOT(ISBLANK([.$H135])))))" office:value-type="boolean" office:boolean-value="true" calcext:value-type="boolean">
            <text:p>TRUE</text:p>
          </table:table-cell>
          <table:table-cell table:style-name="ce197" table:formula="of:=OR(OR(OR(IF([.$P135]=1);IF([.$Q135]=1));IF([.$R135]=1));IF([.$S135]=1))" office:value-type="boolean" office:boolean-value="false" calcext:value-type="boolean">
            <text:p>FALSE</text:p>
          </table:table-cell>
          <table:table-cell table:style-name="ce200" table:formula="of:=AND(ISBLANK([.$E135]);NOT(ISBLANK([.$I135])))" office:value-type="boolean" office:boolean-value="false" calcext:value-type="boolean">
            <text:p>FALSE</text:p>
          </table:table-cell>
          <table:table-cell table:style-name="ce203" table:formula="of:=AND(AND(ISBLANK([.$E135]);AND(ISBLANK([.$F135]);AND(ISBLANK([.$G135]);ISBLANK([.$H135]))));NOT(ISBLANK([.$I135])))" office:value-type="boolean" office:boolean-value="false" calcext:value-type="boolean">
            <text:p>FALSE</text:p>
          </table:table-cell>
          <table:table-cell table:style-name="ce203" table:formula="of:=AND(AND(ISBLANK([.$E135]);AND(ISBLANK([.$F135]);AND(ISBLANK([.$G135]);ISBLANK([.$H135]))));NOT(ISBLANK([.$J135])))" office:value-type="boolean" office:boolean-value="false" calcext:value-type="boolean">
            <text:p>FALSE</text:p>
          </table:table-cell>
          <table:table-cell table:style-name="ce203" table:formula="of:=AND(AND(ISBLANK([.$E135]);AND(ISBLANK([.$F135]);AND(ISBLANK([.$G135]);ISBLANK([.$H135]))));NOT(ISBLANK([.$K135])))" office:value-type="boolean" office:boolean-value="false" calcext:value-type="boolean">
            <text:p>FALSE</text:p>
          </table:table-cell>
          <table:table-cell table:style-name="ce203" table:formula="of:=AND(AND(ISBLANK([.$E135]);AND(ISBLANK([.$F135]);AND(ISBLANK([.$G135]);ISBLANK([.$H135]))));NOT(ISBLANK([.$L1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aster On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L_CTL m</text:p>
          </table:table-cell>
          <table:table-cell table:style-name="ce171" office:value-type="string" calcext:value-type="string">
            <text:p>Ship D [O_D] (x-l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97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200" table:formula="of:=AND(ISBLANK([.$E136]);NOT(ISBLANK([.$I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EMCON</text:p>
          </table:table-cell>
          <table:table-cell table:number-columns-repeated="2"/>
          <table:table-cell table:style-name="ce180" office:value-type="string" calcext:value-type="string">
            <text:p>Ship O_D 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7" draw:text-style-name="P2" svg:width="150.46pt" svg:height="60.52pt" svg:x="377.21pt" svg:y="3599.8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ALT h</text:p>
          </table:table-cell>
          <table:table-cell table:style-name="ce171" office:value-type="string" calcext:value-type="string">
            <text:p>Ship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197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200" table:formula="of:=AND(ISBLANK([.$E138]);NOT(ISBLANK([.$I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6" draw:text-style-name="P2" svg:width="82.18pt" svg:height="95.27pt" svg:x="377.21pt" svg:y="3573.47pt" draw:caption-point-x="-17.29pt" draw:caption-point-y="42.8pt">
              <dc:date>2019-11-06T00:00:00</dc:date>
              <text:p text:style-name="P1"><text:span text:style-name="T1">EMCON, Lights Off, Taxi Light Off, Formation Lights Off, Position Lights Off, Radar Off, Radar Altimeter Off</text:span></text:p>
            </office:annotation>
            <text:p>macro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macro</text:p>
          </table:table-cell>
          <table:table-cell table:style-name="ce171" office:value-type="string" calcext:value-type="string">
            <text:p>Ship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197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200" table:formula="of:=AND(ISBLANK([.$E139]);NOT(ISBLANK([.$I139])))" office:value-type="boolean" office:boolean-value="false" calcext:value-type="boolean">
            <text:p>FALSE</text:p>
          </table:table-cell>
          <table:table-cell table:style-name="ce203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203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203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203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Gear</text:p>
          </table:table-cell>
          <table:table-cell table:style-name="ce126" office:value-type="string" calcext:value-type="string">
            <text:p>Drag Chute</text:p>
          </table:table-cell>
          <table:table-cell table:number-columns-repeated="2"/>
          <table:table-cell table:style-name="ce180" office:value-type="string" calcext:value-type="string">
            <text:p>Ship I_M 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3" draw:text-style-name="P2" svg:width="82.18pt" svg:height="61.68pt" svg:x="377.21pt" svg:y="3626.28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p</text:p>
          </table:table-cell>
          <table:table-cell table:style-name="ce171" office:value-type="string" calcext:value-type="string">
            <text:p>Ship L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97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200" table:formula="of:=AND(ISBLANK([.$E141]);NOT(ISBLANK([.$I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anding Gear</text:p>
          </table:table-cell>
          <table:table-cell/>
          <table:table-cell table:style-name="ce168"/>
          <table:table-cell table:style-name="ce180" office:value-type="string" calcext:value-type="string">
            <text:p>Ship I_M 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h</text:p>
          </table:table-cell>
          <table:table-cell table:style-name="ce171" office:value-type="string" calcext:value-type="string">
            <text:p>Ship R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197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200" table:formula="of:=AND(ISBLANK([.$E143]);NOT(ISBLANK([.$I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g</text:p>
          </table:table-cell>
          <table:table-cell table:style-name="ce171" office:value-type="string" calcext:value-type="string">
            <text:p>Ship R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197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200" table:formula="of:=AND(ISBLANK([.$E144]);NOT(ISBLANK([.$I144])))" office:value-type="boolean" office:boolean-value="false" calcext:value-type="boolean">
            <text:p>FALSE</text:p>
          </table:table-cell>
          <table:table-cell table:style-name="ce203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203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203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203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laps Up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5">Ship I_M </text:span><text:span text:style-name="T36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Flaps Step Up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L_ALT f</text:p>
          </table:table-cell>
          <table:table-cell table:style-name="ce171" office:value-type="string" calcext:value-type="string">
            <text:p>Ship U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97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200" table:formula="of:=AND(ISBLANK([.$E146]);NOT(ISBLANK([.$I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laps Down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5">Ship I_M </text:span><text:span text:style-name="T36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Flaps Step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CTL L_ALT f</text:p>
          </table:table-cell>
          <table:table-cell table:style-name="ce171" office:value-type="string" calcext:value-type="string">
            <text:p>Ship D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197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200" table:formula="of:=AND(ISBLANK([.$E148]);NOT(ISBLANK([.$I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I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Panels</text:p>
          </table:table-cell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eft Panel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5">Ship I_U </text:span><text:span text:style-name="T36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Nav Panel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F2</text:p>
          </table:table-cell>
          <table:table-cell table:style-name="ce171" office:value-type="string" calcext:value-type="string">
            <text:p>Ship U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197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200" table:formula="of:=AND(ISBLANK([.$E151]);NOT(ISBLANK([.$I151])))" office:value-type="boolean" office:boolean-value="false" calcext:value-type="boolean">
            <text:p>FALSE</text:p>
          </table:table-cell>
          <table:table-cell table:style-name="ce203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203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203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203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Right Panel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5">Ship I_U </text:span><text:span text:style-name="T36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onfig Panel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F3</text:p>
          </table:table-cell>
          <table:table-cell table:style-name="ce171" office:value-type="string" calcext:value-type="string">
            <text:p>Ship D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197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200" table:formula="of:=AND(ISBLANK([.$E153]);NOT(ISBLANK([.$I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Center Panel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5">Ship I_U </text:span><text:span text:style-name="T36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Panel Role</text:p>
          </table:table-cell>
          <table:table-cell table:style-name="ce149" office:value-type="string" calcext:value-type="string">
            <text:p>Elite Dangerous</text:p>
          </table:table-cell>
          <table:table-cell table:style-name="ce152"/>
          <table:table-cell table:style-name="ce171"/>
          <table:table-cell table:style-name="ce184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197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200" table:formula="of:=AND(ISBLANK([.$E155]);NOT(ISBLANK([.$I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I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Options (ESC)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ESC</text:p>
          </table:table-cell>
          <table:table-cell table:style-name="ce171" office:value-type="string" calcext:value-type="string">
            <text:p>Ship L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197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200" table:formula="of:=AND(ISBLANK([.$E156]);NOT(ISBLANK([.$I156])))" office:value-type="boolean" office:boolean-value="false" calcext:value-type="boolean">
            <text:p>FALSE</text:p>
          </table:table-cell>
          <table:table-cell table:style-name="ce203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203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203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203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orward Panel OR View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5">Ship I_U </text:span><text:span text:style-name="T36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Comm Panel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F1</text:p>
          </table:table-cell>
          <table:table-cell table:style-name="ce171" office:value-type="string" calcext:value-type="string">
            <text:p>Ship R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197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200" table:formula="of:=AND(ISBLANK([.$E158]);NOT(ISBLANK([.$I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Reference,</text:p>
            <text:p>Quick Nav</text:p>
          </table:table-cell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office:annotation draw:style-name="gr3" draw:text-style-name="P2" svg:width="82.18pt" svg:height="61.68pt" svg:x="377.21pt" svg:y="4127.8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31">UNUSUAL DUPLICATE</text:span></text:p>
            <text:p>Waypoint Designate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5">Ship I_D </text:span><text:span text:style-name="T36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CTL `</text:p>
          </table:table-cell>
          <table:table-cell table:style-name="ce171" office:value-type="string" calcext:value-type="string">
            <text:p>Ship R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197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200" table:formula="of:=AND(ISBLANK([.$E161]);NOT(ISBLANK([.$I161])))" office:value-type="boolean" office:boolean-value="false" calcext:value-type="boolean">
            <text:p>FALSE</text:p>
          </table:table-cell>
          <table:table-cell table:style-name="ce203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203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203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203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UNUSUAL DUPLICATE</text:span></text:p>
            <text:p>waypoint designate (MDI button 14)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office:annotation draw:style-name="gr2" draw:text-style-name="P2" svg:width="82.18pt" svg:height="51pt" svg:x="642.76pt" svg:y="4180.68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71" office:value-type="string" calcext:value-type="string">
            <text:p>Ship R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2]));OR(NOT(ISBLANK([.$F162]));OR(NOT(ISBLANK([.$G162]));NOT(ISBLANK([.$H162])))))" office:value-type="boolean" office:boolean-value="true" calcext:value-type="boolean">
            <text:p>TRUE</text:p>
          </table:table-cell>
          <table:table-cell table:style-name="ce197" table:formula="of:=OR(OR(OR(IF([.$P162]=1);IF([.$Q162]=1));IF([.$R162]=1));IF([.$S162]=1))" office:value-type="boolean" office:boolean-value="false" calcext:value-type="boolean">
            <text:p>FALSE</text:p>
          </table:table-cell>
          <table:table-cell table:style-name="ce200" table:formula="of:=AND(ISBLANK([.$E162]);NOT(ISBLANK([.$I162])))" office:value-type="boolean" office:boolean-value="false" calcext:value-type="boolean">
            <text:p>FALSE</text:p>
          </table:table-cell>
          <table:table-cell table:style-name="ce203" table:formula="of:=AND(AND(ISBLANK([.$E162]);AND(ISBLANK([.$F162]);AND(ISBLANK([.$G162]);ISBLANK([.$H162]))));NOT(ISBLANK([.$I162])))" office:value-type="boolean" office:boolean-value="false" calcext:value-type="boolean">
            <text:p>FALSE</text:p>
          </table:table-cell>
          <table:table-cell table:style-name="ce203" table:formula="of:=AND(AND(ISBLANK([.$E162]);AND(ISBLANK([.$F162]);AND(ISBLANK([.$G162]);ISBLANK([.$H162]))));NOT(ISBLANK([.$J162])))" office:value-type="boolean" office:boolean-value="false" calcext:value-type="boolean">
            <text:p>FALSE</text:p>
          </table:table-cell>
          <table:table-cell table:style-name="ce203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203" table:formula="of:=AND(AND(ISBLANK([.$E162]);AND(ISBLANK([.$F162]);AND(ISBLANK([.$G162]);ISBLANK([.$H162]))));NOT(ISBLANK([.$L1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UNUSUAL DUPLICATE</text:span></text:p>
            <text:p><text:span text:style-name="T29">waypoint next (MDI button 12)</text:span>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x</text:p>
          </table:table-cell>
          <table:table-cell table:style-name="ce171" office:value-type="string" calcext:value-type="string">
            <text:p>Ship R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97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200" table:formula="of:=AND(ISBLANK([.$E163]);NOT(ISBLANK([.$I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3" draw:text-style-name="P2" svg:width="82.18pt" svg:height="61.68pt" svg:x="377.21pt" svg:y="4233.46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31">UNUSUAL DUPLICATE</text:span></text:p>
            <text:p>Event Mark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5">Ship I_D </text:span><text:span text:style-name="T36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UNUSUAL DUPLICATE</text:span></text:p>
            <text:p>event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</text:p>
          </table:table-cell>
          <table:table-cell table:style-name="ce171" office:value-type="string" calcext:value-type="string">
            <text:p>Ship L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97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200" table:formula="of:=AND(ISBLANK([.$E165]);NOT(ISBLANK([.$I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im Kneeboard Forward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5">Ship I_D </text:span><text:span text:style-name="T36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71" office:value-type="string" calcext:value-type="string">
            <text:p>Ship D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97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200" table:formula="of:=AND(ISBLANK([.$E167]);NOT(ISBLANK([.$I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im Kneeboard Back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35">Ship I_D </text:span><text:span text:style-name="T36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[</text:p>
          </table:table-cell>
          <table:table-cell table:style-name="ce171" office:value-type="string" calcext:value-type="string">
            <text:p>Ship U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97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200" table:formula="of:=AND(ISBLANK([.$E169]);NOT(ISBLANK([.$I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Sensors – Targeting</text:p>
          </table:table-cell>
          <table:table-cell table:style-name="ce126" office:value-type="string" calcext:value-type="string">
            <text:p>Ahead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y</text:p>
          </table:table-cell>
          <table:table-cell table:style-name="ce171" office:value-type="string" calcext:value-type="string">
            <text:p>Ship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97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200" table:formula="of:=AND(ISBLANK([.$E171]);NOT(ISBLANK([.$I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Threat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b</text:p>
          </table:table-cell>
          <table:table-cell table:style-name="ce171" office:value-type="string" calcext:value-type="string">
            <text:p>Ship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97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200" table:formula="of:=AND(ISBLANK([.$E173]);NOT(ISBLANK([.$I173])))" office:value-type="boolean" office:boolean-value="false" calcext:value-type="boolean">
            <text:p>FALSE</text:p>
          </table:table-cell>
          <table:table-cell table:style-name="ce203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203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203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203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ubsystems+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s</text:p>
          </table:table-cell>
          <table:table-cell table:style-name="ce171" office:value-type="string" calcext:value-type="string">
            <text:p>Ship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197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200" table:formula="of:=AND(ISBLANK([.$E175]);NOT(ISBLANK([.$I175])))" office:value-type="boolean" office:boolean-value="false" calcext:value-type="boolean">
            <text:p>FALSE</text:p>
          </table:table-cell>
          <table:table-cell table:style-name="ce203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203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203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203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ubsystems-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SHIFT s</text:p>
          </table:table-cell>
          <table:table-cell table:style-name="ce171" office:value-type="string" calcext:value-type="string">
            <text:p>Ship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197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200" table:formula="of:=AND(ISBLANK([.$E177]);NOT(ISBLANK([.$I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Ahead (Subsystem)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Attacker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Turrets+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Turrets-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 office:value-type="string" calcext:value-type="string">
            <office:annotation draw:style-name="gr6" draw:text-style-name="P2" svg:width="101.45pt" svg:height="95.27pt" svg:x="120.67pt" svg:y="4709.28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Cage (Generic or Missile Seeker)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c</text:p>
          </table:table-cell>
          <table:table-cell table:style-name="ce171" office:value-type="string" calcext:value-type="string">
            <text:p>Sensors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197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200" table:formula="of:=AND(ISBLANK([.$E184]);NOT(ISBLANK([.$I184])))" office:value-type="boolean" office:boolean-value="false" calcext:value-type="boolean">
            <text:p>FALSE</text:p>
          </table:table-cell>
          <table:table-cell table:style-name="ce203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203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203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203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Sensors – Of Interest</text:p>
          </table:table-cell>
          <table:table-cell table:style-name="ce126" office:value-type="string" calcext:value-type="string">
            <text:p>Aft</text:p>
          </table:table-cell>
          <table:table-cell table:number-columns-repeated="2"/>
          <table:table-cell table:style-name="ce181" office:value-type="string" calcext:value-type="string">
            <text:p>Sensors I_M 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.</text:p>
          </table:table-cell>
          <table:table-cell table:style-name="ce171" office:value-type="string" calcext:value-type="string">
            <text:p>Sensors L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197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200" table:formula="of:=AND(ISBLANK([.$E186]);NOT(ISBLANK([.$I186])))" office:value-type="boolean" office:boolean-value="false" calcext:value-type="boolean">
            <text:p>FALSE</text:p>
          </table:table-cell>
          <table:table-cell table:style-name="ce203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203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203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203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X</text:p>
            <text:p>DEPRESS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R_ALT ‘</text:p>
          </table:table-cell>
          <table:table-cell table:style-name="ce171" office:value-type="string" calcext:value-type="string">
            <text:p>Sensors L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87]));OR(NOT(ISBLANK([.$F187]));OR(NOT(ISBLANK([.$G187]));NOT(ISBLANK([.$H187])))))" office:value-type="boolean" office:boolean-value="true" calcext:value-type="boolean">
            <text:p>TRUE</text:p>
          </table:table-cell>
          <table:table-cell table:style-name="ce197" table:formula="of:=OR(OR(OR(IF([.$P187]=1);IF([.$Q187]=1));IF([.$R187]=1));IF([.$S187]=1))" office:value-type="boolean" office:boolean-value="false" calcext:value-type="boolean">
            <text:p>FALSE</text:p>
          </table:table-cell>
          <table:table-cell table:style-name="ce200" table:formula="of:=AND(ISBLANK([.$E187]);NOT(ISBLANK([.$I187])))" office:value-type="boolean" office:boolean-value="false" calcext:value-type="boolean">
            <text:p>FALSE</text:p>
          </table:table-cell>
          <table:table-cell table:style-name="ce203" table:formula="of:=AND(AND(ISBLANK([.$E187]);AND(ISBLANK([.$F187]);AND(ISBLANK([.$G187]);ISBLANK([.$H187]))));NOT(ISBLANK([.$I187])))" office:value-type="boolean" office:boolean-value="false" calcext:value-type="boolean">
            <text:p>FALSE</text:p>
          </table:table-cell>
          <table:table-cell table:style-name="ce203" table:formula="of:=AND(AND(ISBLANK([.$E187]);AND(ISBLANK([.$F187]);AND(ISBLANK([.$G187]);ISBLANK([.$H187]))));NOT(ISBLANK([.$J187])))" office:value-type="boolean" office:boolean-value="false" calcext:value-type="boolean">
            <text:p>FALSE</text:p>
          </table:table-cell>
          <table:table-cell table:style-name="ce203" table:formula="of:=AND(AND(ISBLANK([.$E187]);AND(ISBLANK([.$F187]);AND(ISBLANK([.$G187]);ISBLANK([.$H187]))));NOT(ISBLANK([.$K187])))" office:value-type="boolean" office:boolean-value="false" calcext:value-type="boolean">
            <text:p>FALSE</text:p>
          </table:table-cell>
          <table:table-cell table:style-name="ce203" table:formula="of:=AND(AND(ISBLANK([.$E187]);AND(ISBLANK([.$F187]);AND(ISBLANK([.$G187]);ISBLANK([.$H187]))));NOT(ISBLANK([.$L1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orward</text:p>
          </table:table-cell>
          <table:table-cell table:number-columns-repeated="2"/>
          <table:table-cell table:style-name="ce181" office:value-type="string" calcext:value-type="string">
            <text:p>Sensors I_M 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;</text:p>
          </table:table-cell>
          <table:table-cell table:style-name="ce171" office:value-type="string" calcext:value-type="string">
            <text:p>Sensors R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89]));OR(NOT(ISBLANK([.$F189]));OR(NOT(ISBLANK([.$G189]));NOT(ISBLANK([.$H189])))))" office:value-type="boolean" office:boolean-value="true" calcext:value-type="boolean">
            <text:p>TRUE</text:p>
          </table:table-cell>
          <table:table-cell table:style-name="ce197" table:formula="of:=OR(OR(OR(IF([.$P189]=1);IF([.$Q189]=1));IF([.$R189]=1));IF([.$S189]=1))" office:value-type="boolean" office:boolean-value="false" calcext:value-type="boolean">
            <text:p>FALSE</text:p>
          </table:table-cell>
          <table:table-cell table:style-name="ce200" table:formula="of:=AND(ISBLANK([.$E189]);NOT(ISBLANK([.$I189])))" office:value-type="boolean" office:boolean-value="false" calcext:value-type="boolean">
            <text:p>FALSE</text:p>
          </table:table-cell>
          <table:table-cell table:style-name="ce203" table:formula="of:=AND(AND(ISBLANK([.$E189]);AND(ISBLANK([.$F189]);AND(ISBLANK([.$G189]);ISBLANK([.$H189]))));NOT(ISBLANK([.$I189])))" office:value-type="boolean" office:boolean-value="false" calcext:value-type="boolean">
            <text:p>FALSE</text:p>
          </table:table-cell>
          <table:table-cell table:style-name="ce203" table:formula="of:=AND(AND(ISBLANK([.$E189]);AND(ISBLANK([.$F189]);AND(ISBLANK([.$G189]);ISBLANK([.$H189]))));NOT(ISBLANK([.$J189])))" office:value-type="boolean" office:boolean-value="false" calcext:value-type="boolean">
            <text:p>FALSE</text:p>
          </table:table-cell>
          <table:table-cell table:style-name="ce203" table:formula="of:=AND(AND(ISBLANK([.$E189]);AND(ISBLANK([.$F189]);AND(ISBLANK([.$G189]);ISBLANK([.$H189]))));NOT(ISBLANK([.$K189])))" office:value-type="boolean" office:boolean-value="false" calcext:value-type="boolean">
            <text:p>FALSE</text:p>
          </table:table-cell>
          <table:table-cell table:style-name="ce203" table:formula="of:=AND(AND(ISBLANK([.$E189]);AND(ISBLANK([.$F189]);AND(ISBLANK([.$G189]);ISBLANK([.$H189]))));NOT(ISBLANK([.$L1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eft</text:p>
          </table:table-cell>
          <table:table-cell table:number-columns-repeated="2"/>
          <table:table-cell table:style-name="ce181" office:value-type="string" calcext:value-type="string">
            <text:p>Sensors I_M 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,</text:p>
          </table:table-cell>
          <table:table-cell table:style-name="ce171" office:value-type="string" calcext:value-type="string">
            <text:p>Sensors U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1]));OR(NOT(ISBLANK([.$F191]));OR(NOT(ISBLANK([.$G191]));NOT(ISBLANK([.$H191])))))" office:value-type="boolean" office:boolean-value="true" calcext:value-type="boolean">
            <text:p>TRUE</text:p>
          </table:table-cell>
          <table:table-cell table:style-name="ce197" table:formula="of:=OR(OR(OR(IF([.$P191]=1);IF([.$Q191]=1));IF([.$R191]=1));IF([.$S191]=1))" office:value-type="boolean" office:boolean-value="false" calcext:value-type="boolean">
            <text:p>FALSE</text:p>
          </table:table-cell>
          <table:table-cell table:style-name="ce200" table:formula="of:=AND(ISBLANK([.$E191]);NOT(ISBLANK([.$I191])))" office:value-type="boolean" office:boolean-value="false" calcext:value-type="boolean">
            <text:p>FALSE</text:p>
          </table:table-cell>
          <table:table-cell table:style-name="ce203" table:formula="of:=AND(AND(ISBLANK([.$E191]);AND(ISBLANK([.$F191]);AND(ISBLANK([.$G191]);ISBLANK([.$H191]))));NOT(ISBLANK([.$I191])))" office:value-type="boolean" office:boolean-value="false" calcext:value-type="boolean">
            <text:p>FALSE</text:p>
          </table:table-cell>
          <table:table-cell table:style-name="ce203" table:formula="of:=AND(AND(ISBLANK([.$E191]);AND(ISBLANK([.$F191]);AND(ISBLANK([.$G191]);ISBLANK([.$H191]))));NOT(ISBLANK([.$J191])))" office:value-type="boolean" office:boolean-value="false" calcext:value-type="boolean">
            <text:p>FALSE</text:p>
          </table:table-cell>
          <table:table-cell table:style-name="ce203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203" table:formula="of:=AND(AND(ISBLANK([.$E191]);AND(ISBLANK([.$F191]);AND(ISBLANK([.$G191]);ISBLANK([.$H191]))));NOT(ISBLANK([.$L1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Right</text:p>
          </table:table-cell>
          <table:table-cell table:number-columns-repeated="2"/>
          <table:table-cell table:style-name="ce181" office:value-type="string" calcext:value-type="string">
            <text:p>Sensors I_M 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/</text:p>
          </table:table-cell>
          <table:table-cell table:style-name="ce171" office:value-type="string" calcext:value-type="string">
            <text:p>Sensors D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97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200" table:formula="of:=AND(ISBLANK([.$E193]);NOT(ISBLANK([.$I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I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Sensors – Intelligence,</text:p>
            <text:p>Accessory</text:p>
          </table:table-cell>
          <table:table-cell table:style-name="ce148" office:value-type="string" calcext:value-type="string">
            <text:p>Variant Unique</text:p>
          </table:table-cell>
          <table:table-cell table:style-name="ce151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71" office:value-type="string" calcext:value-type="string">
            <text:p>Sensors U [I_D]</text:p>
          </table:table-cell>
          <table:table-cell table:style-name="ce184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97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200" table:formula="of:=AND(ISBLANK([.$E195]);NOT(ISBLANK([.$I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Sim – Cockpit View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71" office:value-type="string" calcext:value-type="string">
            <text:p>Sensors U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197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200" table:formula="of:=AND(ISBLANK([.$E196]);NOT(ISBLANK([.$I196])))" office:value-type="boolean" office:boolean-value="false" calcext:value-type="boolean">
            <text:p>FALSE</text:p>
          </table:table-cell>
          <table:table-cell table:style-name="ce203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203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203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203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2" draw:text-style-name="P2" svg:width="82.18pt" svg:height="51pt" svg:x="377.21pt" svg:y="5104.66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71" office:value-type="string" calcext:value-type="string">
            <text:p>Sensors U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97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200" table:formula="of:=AND(ISBLANK([.$E197]);NOT(ISBLANK([.$I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71" office:value-type="string" calcext:value-type="string">
            <text:p>Sensors D [I_D]</text:p>
          </table:table-cell>
          <table:table-cell table:style-name="ce184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197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200" table:formula="of:=AND(ISBLANK([.$E198]);NOT(ISBLANK([.$I198])))" office:value-type="boolean" office:boolean-value="false" calcext:value-type="boolean">
            <text:p>FALSE</text:p>
          </table:table-cell>
          <table:table-cell table:style-name="ce203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203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203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203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8" draw:text-style-name="P2" svg:width="202.39pt" svg:height="76.28pt" svg:x="377.21pt" svg:y="5157.47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50" office:value-type="string" calcext:value-type="string">
            <text:p>DCS – FA18C</text:p>
          </table:table-cell>
          <table:table-cell table:style-name="ce140" office:value-type="string" calcext:value-type="string">
            <text:p>RESERVED</text:p>
          </table:table-cell>
          <table:table-cell table:style-name="ce171" office:value-type="string" calcext:value-type="string">
            <text:p>Sensors D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97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200" table:formula="of:=AND(ISBLANK([.$E199]);NOT(ISBLANK([.$I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9" draw:text-style-name="P2" svg:width="154.63pt" svg:height="128.86pt" svg:x="377.21pt" svg:y="5185.7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71" office:value-type="string" calcext:value-type="string">
            <text:p>Sensors R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197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200" table:formula="of:=AND(ISBLANK([.$E200]);NOT(ISBLANK([.$I200])))" office:value-type="boolean" office:boolean-value="false" calcext:value-type="boolean">
            <text:p>FALSE</text:p>
          </table:table-cell>
          <table:table-cell table:style-name="ce203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203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203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203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MISUSE WORKAROUND</text:span></text:p>
            <text:p>Application Tab Up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71" office:value-type="string" calcext:value-type="string">
            <text:p>Sensors R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197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200" table:formula="of:=AND(ISBLANK([.$E201]);NOT(ISBLANK([.$I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I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MISUSE WORKAROUND</text:span></text:p>
            <text:p><text:span text:style-name="T29">Application Page Down</text:span>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71" office:value-type="string" calcext:value-type="string">
            <text:p>Sensors L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197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200" table:formula="of:=AND(ISBLANK([.$E202]);NOT(ISBLANK([.$I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I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29">MISUSE WORKAROUND</text:span></text:p>
            <text:p>Application Tab Down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71" office:value-type="string" calcext:value-type="string">
            <text:p>a <text:s text:c="2"/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3]));OR(NOT(ISBLANK([.$F203]));OR(NOT(ISBLANK([.$G203]));NOT(ISBLANK([.$H203])))))" office:value-type="boolean" office:boolean-value="true" calcext:value-type="boolean">
            <text:p>TRUE</text:p>
          </table:table-cell>
          <table:table-cell table:style-name="ce197" table:formula="of:=OR(OR(OR(IF([.$P203]=1);IF([.$Q203]=1));IF([.$R203]=1));IF([.$S203]=1))" office:value-type="boolean" office:boolean-value="false" calcext:value-type="boolean">
            <text:p>FALSE</text:p>
          </table:table-cell>
          <table:table-cell table:style-name="ce200" table:formula="of:=AND(ISBLANK([.$E203]);NOT(ISBLANK([.$I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I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J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L2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3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4:Commands.M115 Commands.M117:Commands.M118 Commands.M50:Commands.M55 Commands.M120:Commands.M121 Commands.M124:Commands.M124 Commands.M127:Commands.M128 Commands.M130:Commands.M132 Commands.D134:Commands.E136 Commands.M134:Commands.M136 Commands.D138:Commands.E139 Commands.M138:Commands.M139 Commands.D143:Commands.E144 Commands.M143:Commands.M144 Commands.E151:Commands.E151 Commands.D151:Commands.D151 Commands.M151:Commands.M151 Commands.D153:Commands.E153 Commands.M153:Commands.M153 Commands.D155:Commands.E156 Commands.M155:Commands.M156 Commands.D158:Commands.E158 Commands.M158:Commands.M158 Commands.D161:Commands.E163 Commands.M161:Commands.M163 Commands.D171:Commands.E171 Commands.M171:Commands.M171 Commands.D173:Commands.E173 Commands.M173:Commands.M173 Commands.D175:Commands.E175 Commands.M175:Commands.M175 Commands.D177:Commands.E177 Commands.M177:Commands.M177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4:Commands.E115 Commands.D117:Commands.E118 Commands.D50:Commands.E55 Commands.D120:Commands.E121 Commands.D123:Commands.E124 Commands.D127:Commands.E128 Commands.D130:Commands.E132 Commands.D57:Commands.E58 Commands.D60:Commands.E61 Commands.D70:Commands.D71 Commands.M70:Commands.M71 Commands.D73:Commands.D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10:Commands.M112 Commands.D110:Commands.E112 Commands.D29:Commands.E30 Commands.M29:Commands.M30 Commands.M84:Commands.M103 Commands.D84:Commands.E103 Commands.D189:Commands.E189 Commands.M189:Commands.M189 Commands.D191:Commands.E191 Commands.M191:Commands.M191 Commands.D193:Commands.E193 Commands.M193:Commands.M193 Commands.M123:Commands.M123 Commands.D146:Commands.E146 Commands.M146:Commands.M146 Commands.D148:Commands.E148 Commands.M148:Commands.M148 Commands.D141:Commands.E141 Commands.M141:Commands.M141 Commands.M167:Commands.M167 Commands.D169:Commands.E169 Commands.M169:Commands.M169 Commands.D184:Commands.E184 Commands.M184:Commands.M184 Commands.D165:Commands.E165 Commands.M165:Commands.M165 Commands.E195:Commands.E203 Commands.M195:Commands.M203 Commands.D186:Commands.E187 Commands.M186:Commands.M187 Commands.M42:Commands.M48 Commands.D42:Commands.E48 Commands.D105:Commands.E108 Commands.M105:Commands.M108 Commands.E167:Commands.E167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96" office:value-type="string" calcext:value-type="string">
            <text:p>Command</text:p>
          </table:table-cell>
          <table:table-cell table:style-name="ce96" office:value-type="string" calcext:value-type="string">
            <text:p>Signaling Keybind</text:p>
          </table:table-cell>
          <table:table-cell table:style-name="ce96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0" office:value-type="string" calcext:value-type="string">
            <text:p>toggle goggles</text:p>
          </table:table-cell>
          <table:table-cell table:style-name="ce207" office:value-type="string" calcext:value-type="string">
            <text:p>R_SHIFT h</text:p>
          </table:table-cell>
          <table:table-cell table:style-name="ce213" office:value-type="string" calcext:value-type="string">
            <text:p>Primary U [O_D] (sp)</text:p>
          </table:table-cell>
          <table:table-cell table:number-columns-repeated="2"/>
          <table:table-cell table:style-name="ce184"/>
          <table:table-cell table:style-name="ce183"/>
          <table:table-cell table:style-name="ce188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225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226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229" table:formula="of:=AND(ISBLANK([.$C2]);NOT(ISBLANK([.$I2])))" office:value-type="boolean" office:boolean-value="false" calcext:value-type="boolean">
            <text:p>FALSE</text:p>
          </table:table-cell>
          <table:table-cell table:style-name="ce230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230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230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230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0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213" office:value-type="string" calcext:value-type="string">
            <text:p>Primary R [O_D]</text:p>
          </table:table-cell>
          <table:table-cell table:number-columns-repeated="16"/>
        </table:table-row>
        <table:table-row table:style-name="ro6">
          <table:table-cell table:style-name="ce140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213" office:value-type="string" calcext:value-type="string">
            <text:p>Primary L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140" office:value-type="string" calcext:value-type="string">
            <text:p>VR Zoom</text:p>
          </table:table-cell>
          <table:table-cell table:style-name="ce208" office:value-type="string" calcext:value-type="string">
            <text:p>R_ALT z</text:p>
          </table:table-cell>
          <table:table-cell table:style-name="ce213" office:value-type="string" calcext:value-type="string">
            <text:p>Primary U [O_D] (lp)</text:p>
          </table:table-cell>
          <table:table-cell table:number-columns-repeated="2"/>
          <table:table-cell table:style-name="ce184"/>
          <table:table-cell table:style-name="ce183"/>
          <table:table-cell table:style-name="ce188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225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226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229" table:formula="of:=AND(ISBLANK([.$C6]);NOT(ISBLANK([.$I6])))" office:value-type="boolean" office:boolean-value="false" calcext:value-type="boolean">
            <text:p>FALSE</text:p>
          </table:table-cell>
          <table:table-cell table:style-name="ce230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230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230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230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6">
          <table:table-cell table:style-name="ce140" office:value-type="string" calcext:value-type="string">
            <text:p>VR/AR Align</text:p>
          </table:table-cell>
          <table:table-cell table:style-name="ce208" office:value-type="string" calcext:value-type="string">
            <text:p>L_ALT L_SHIFT v</text:p>
          </table:table-cell>
          <table:table-cell table:style-name="ce213" office:value-type="string" calcext:value-type="string">
            <text:p>Primary D [O_D] (x-lp)</text:p>
          </table:table-cell>
          <table:table-cell table:number-columns-repeated="16"/>
        </table:table-row>
        <table:table-row table:style-name="ro1">
          <table:table-cell table:style-name="ce140"/>
          <table:table-cell table:style-name="ce208"/>
          <table:table-cell table:number-columns-repeated="17"/>
        </table:table-row>
        <table:table-row table:style-name="ro6">
          <table:table-cell table:style-name="ce140" office:value-type="string" calcext:value-type="string">
            <text:p>HMD BRT/CW/Increase (aka. ‘cueing’)</text:p>
          </table:table-cell>
          <table:table-cell table:style-name="ce209" office:value-type="string" calcext:value-type="string">
            <text:p>R_ALT h</text:p>
          </table:table-cell>
          <table:table-cell table:style-name="ce213" office:value-type="string" calcext:value-type="string">
            <text:p>Primary D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6">
          <table:table-cell table:style-name="ce140" office:value-type="string" calcext:value-type="string">
            <text:p>Throttle Designator Controller – Depress</text:p>
          </table:table-cell>
          <table:table-cell table:style-name="ce208" office:value-type="string" calcext:value-type="string">
            <office:annotation draw:style-name="gr10" draw:text-style-name="P2" svg:width="110.83pt" svg:height="98.76pt" svg:x="371.34pt" svg:y="86.85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214" office:value-type="string" calcext:value-type="string">
            <text:p><text:span text:style-name="T37">T16KJG_</text:span><text:span text:style-name="T38">TH-6</text:span><text:span text:style-name="T39"> [O_M]</text:span></text:p>
          </table:table-cell>
          <table:table-cell table:number-columns-repeated="16"/>
        </table:table-row>
        <table:table-row table:style-name="ro6">
          <table:table-cell table:style-name="ce140" office:value-type="string" calcext:value-type="string">
            <text:p>Throttle Designator Controller – X</text:p>
          </table:table-cell>
          <table:table-cell table:style-name="ce210" office:value-type="string" calcext:value-type="string">
            <text:p>T16KTR_<text:span text:style-name="T4">TH-X</text:span></text:p>
          </table:table-cell>
          <table:table-cell table:style-name="ce215" office:value-type="string" calcext:value-type="string">
            <text:p>TH-X</text:p>
          </table:table-cell>
          <table:table-cell table:number-columns-repeated="16"/>
        </table:table-row>
        <table:table-row table:style-name="ro6">
          <table:table-cell table:style-name="ce140" office:value-type="string" calcext:value-type="string">
            <text:p>Throttle Designator Controller – Y</text:p>
          </table:table-cell>
          <table:table-cell table:style-name="ce210" office:value-type="string" calcext:value-type="string">
            <text:p>T16KTR_<text:span text:style-name="T4">TH-Y</text:span></text:p>
          </table:table-cell>
          <table:table-cell table:style-name="ce215" office:value-type="string" calcext:value-type="string">
            <text:p>TH-Y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6">
          <table:table-cell table:style-name="ce140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216" office:value-type="string" calcext:value-type="string">
            <text:p>T16KJG_TH-1 [O_U], ST-X -99% +99%, ST-Y +99%</text:p>
          </table:table-cell>
          <table:table-cell table:number-columns-repeated="16"/>
        </table:table-row>
        <table:table-row table:style-name="ro6">
          <table:table-cell table:style-name="ce140" office:value-type="string" calcext:value-type="string">
            <text:p>Throttle Lift</text:p>
          </table:table-cell>
          <table:table-cell table:style-name="ce208" office:value-type="string" calcext:value-type="string">
            <office:annotation draw:style-name="gr1" draw:text-style-name="P2" svg:width="82.18pt" svg:height="72.88pt" svg:x="373.15pt" svg:y="227.2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84" office:value-type="string" calcext:value-type="string">
            <text:p><text:span text:style-name="T40">T16KJG_</text:span><text:span text:style-name="T41">TH-1</text:span><text:span text:style-name="T42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6">
          <table:table-cell table:style-name="ce140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213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6">
          <table:table-cell table:style-name="ce140" office:value-type="string" calcext:value-type="string">
            <text:p>Autopilot Attitude Hold (Macro)</text:p>
          </table:table-cell>
          <table:table-cell table:style-name="ce209" office:value-type="string" calcext:value-type="string">
            <office:annotation draw:style-name="gr11" draw:text-style-name="P2" svg:width="415.93pt" svg:height="102.16pt" svg:x="373.15pt" svg:y="268.13pt" draw:caption-point-x="-17.29pt" draw:caption-point-y="42.8pt">
              <dc:date>2019-11-05T00:00:00</dc:date>
              <text:p text:style-name="P1"><text:span text:style-name="T1">UFC Function Selector 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213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Radar Operate</text:p>
          </table:table-cell>
          <table:table-cell table:style-name="ce208" office:value-type="string" calcext:value-type="string">
            <text:p>R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ar Standby</text:p>
          </table:table-cell>
          <table:table-cell table:style-name="ce208" office:value-type="string" calcext:value-type="string">
            <text:p>R_ALT R_SHIF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6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217" office:value-type="string" calcext:value-type="string">
            <text:p>Primary U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6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217" office:value-type="string" calcext:value-type="string">
            <text:p>Comm U [I_D]</text:p>
          </table:table-cell>
          <table:table-cell table:number-columns-repeated="16"/>
        </table:table-row>
        <table:table-row table:style-name="ro6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217" office:value-type="string" calcext:value-type="string">
            <text:p>Comm R [I_D]</text:p>
          </table:table-cell>
          <table:table-cell table:number-columns-repeated="16"/>
        </table:table-row>
        <table:table-row table:style-name="ro6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217" office:value-type="string" calcext:value-type="string">
            <text:p>Comm D [I_D]</text:p>
          </table:table-cell>
          <table:table-cell table:number-columns-repeated="16"/>
        </table:table-row>
        <table:table-row table:style-name="ro6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217" office:value-type="string" calcext:value-type="string">
            <text:p>Comm L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208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208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206" office:value-type="string" calcext:value-type="string">
            <text:p>Master ON</text:p>
          </table:table-cell>
          <table:table-cell table:style-name="ce208" office:value-type="string" calcext:value-type="string">
            <text:p>L_CTL m</text:p>
          </table:table-cell>
          <table:table-cell office:value-type="string" calcext:value-type="string">
            <text:p>Ship D [O_D] (x-lp) OR VOICE ONLY (with lockout)</text:p>
          </table:table-cell>
          <table:table-cell table:number-columns-repeated="16"/>
        </table:table-row>
        <table:table-row table:style-name="ro6">
          <table:table-cell table:style-name="ce206" office:value-type="string" calcext:value-type="string">
            <text:p>Mouse Click LEFT</text:p>
          </table:table-cell>
          <table:table-cell office:value-type="string" calcext:value-type="string">
            <text:p>Mouse LEFT</text:p>
          </table:table-cell>
          <table:table-cell table:style-name="ce217" office:value-type="string" calcext:value-type="string">
            <text:p>ST-1 [D_M]</text:p>
          </table:table-cell>
          <table:table-cell table:number-columns-repeated="16"/>
        </table:table-row>
        <table:table-row table:style-name="ro6">
          <table:table-cell table:style-name="ce206" office:value-type="string" calcext:value-type="string">
            <text:p>Mouse Click RIGHT</text:p>
          </table:table-cell>
          <table:table-cell office:value-type="string" calcext:value-type="string">
            <text:p>Mouse RIGHT</text:p>
          </table:table-cell>
          <table:table-cell table:style-name="ce217" office:value-type="string" calcext:value-type="string">
            <text:p>ST-2 [D_M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use Toggle</text:p>
          </table:table-cell>
          <table:table-cell office:value-type="string" calcext:value-type="string">
            <text:p>L_ALT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208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208" office:value-type="string" calcext:value-type="string">
            <office:annotation draw:style-name="gr2" draw:text-style-name="P2" svg:width="82.18pt" svg:height="51pt" svg:x="373.15pt" svg:y="808.41pt" draw:caption-point-x="-17.29pt" draw:caption-point-y="43.71pt">
              <dc:date>2019-11-06T00:00:00</dc:date>
              <text:p text:style-name="P1"><text:span text:style-name="T1">Default conflicts with otherwise unused “RWin 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0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223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Engine Anti-Ice On</text:p>
          </table:table-cell>
          <table:table-cell table:style-name="ce208" office:value-type="string" calcext:value-type="string">
            <text:p>R_CTL R_SHIFT g</text:p>
          </table:table-cell>
          <table:table-cell table:style-name="ce223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Engine Anti-Ice Off</text:p>
          </table:table-cell>
          <table:table-cell table:style-name="ce209" office:value-type="string" calcext:value-type="string">
            <text:p>R_ALT R_SHIFT g</text:p>
          </table:table-cell>
          <table:table-cell table:style-name="ce223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0" office:value-type="string" calcext:value-type="string">
            <text:p>Mode A/A</text:p>
          </table:table-cell>
          <table:table-cell table:style-name="ce208" office:value-type="string" calcext:value-type="string">
            <office:annotation draw:style-name="gr1" draw:text-style-name="P2" svg:width="82.18pt" svg:height="72.88pt" svg:x="373.15pt" svg:y="918.4pt" draw:caption-point-x="-17.29pt" draw:caption-point-y="48.93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223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Mode A/G</text:p>
          </table:table-cell>
          <table:table-cell table:style-name="ce208" office:value-type="string" calcext:value-type="string">
            <office:annotation draw:style-name="gr1" draw:text-style-name="P2" svg:width="82.18pt" svg:height="72.88pt" svg:x="373.15pt" svg:y="931.24pt" draw:caption-point-x="-17.29pt" draw:caption-point-y="48.87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223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40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223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0" office:value-type="string" calcext:value-type="string">
            <text:p>VR/AR Align</text:p>
          </table:table-cell>
          <table:table-cell table:style-name="ce208" office:value-type="string" calcext:value-type="string">
            <text:p>L_ALT L_SHIFT v</text:p>
          </table:table-cell>
          <table:table-cell table:style-name="ce224" office:value-type="string" calcext:value-type="string">
            <text:p><text:span text:style-name="T43">HOTAS - </text:span><text:span text:style-name="T44">Base O_D – </text:span><text:span text:style-name="T45">U</text:span>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VR/AR Zoom</text:p>
          </table:table-cell>
          <table:table-cell table:style-name="ce208" office:value-type="string" calcext:value-type="string">
            <text:p>R_ALT z</text:p>
          </table:table-cell>
          <table:table-cell table:style-name="ce224" office:value-type="string" calcext:value-type="string">
            <text:p><text:span text:style-name="T43">HOTAS - </text:span><text:span text:style-name="T44">Base O_D – </text:span><text:span text:style-name="T45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office:annotation draw:style-name="gr3" draw:text-style-name="P2" svg:width="124.84pt" svg:height="61.68pt" svg:x="229.35pt" svg:y="1083.17pt" draw:caption-point-x="-17.29pt" draw:caption-point-y="50.54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208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190.12pt" svg:height="84.08pt" svg:x="229.35pt" svg:y="1218.02pt" draw:caption-point-x="-17.29pt" draw:caption-point-y="43.71pt">
              <dc:date>2019-11-07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  <text:p text:style-name="P1"><text:span text:style-name="T1"><text:tab/></text:span><text:span text:style-name="T1">FA18C unique backup for Data Cartridge or DCS-Waypoint-Editor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140" office:value-type="string" calcext:value-type="string">
            <text:p>Waypoint Next</text:p>
          </table:table-cell>
          <table:table-cell table:style-name="ce208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(MDI Button 5)</text:p>
          </table:table-cell>
          <table:table-cell table:style-name="ce208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Option Select Pushbutton 1 (POSN)</text:p>
          </table:table-cell>
          <table:table-cell table:style-name="ce208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Keyboard Pushbutton – ENT</text:p>
          </table:table-cell>
          <table:table-cell table:style-name="ce208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74.02pt" draw:caption-point-x="-17.29pt" draw:caption-point-y="43.71pt">
              <dc:date>2019-11-05T00:00:00</dc:date>
              <text:p text:style-name="P1"><text:span text:style-name="T1">Keybinds intended for manual data 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140" office:value-type="string" calcext:value-type="string">
            <text:p>UFC Keyboard Pushbuttons</text:p>
          </table:table-cell>
          <table:table-cell table:style-name="ce208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Option Select Pushbuttons</text:p>
          </table:table-cell>
          <table:table-cell table:style-name="ce208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Keyboard Pushbutton – ENT</text:p>
          </table:table-cell>
          <table:table-cell table:style-name="ce208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Keyboard Pushbutton – CLR</text:p>
          </table:table-cell>
          <table:table-cell table:style-name="ce208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208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208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208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208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Workarou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und On/Off</text:p>
          </table:table-cell>
          <table:table-cell table:style-name="ce208" office:value-type="string" calcext:value-type="string">
            <text:p>REMOVE DEFAULT – L_CTL s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42.83pt" draw:caption-point-x="-17.29pt" draw:caption-point-y="43.6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208" office:value-type="string" calcext:value-type="string">
            <office:annotation draw:style-name="gr12" draw:text-style-name="P2" svg:width="82.18pt" svg:height="84.08pt" svg:x="373.15pt" svg:y="1755.61pt" draw:caption-point-x="-17.29pt" draw:caption-point-y="43.71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208" office:value-type="string" calcext:value-type="string">
            <office:annotation draw:style-name="gr13" draw:text-style-name="P2" svg:width="426.19pt" svg:height="184.85pt" svg:x="373.15pt" svg:y="1781.21pt" draw:caption-point-x="-17.29pt" draw:caption-point-y="43.71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373.15pt" svg:y="1794.02pt" draw:caption-point-x="-17.29pt" draw:caption-point-y="43.71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373.15pt" svg:y="1806.8pt" draw:caption-point-x="-17.29pt" draw:caption-point-y="43.71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100"/>
          <table:table-cell table:number-columns-repeated="17"/>
        </table:table-row>
        <table:table-row table:style-name="ro1">
          <table:table-cell/>
          <table:table-cell table:style-name="ce100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 'Rough - DCS FA18C'.C61:'Rough - DCS FA18C'.C62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96" office:value-type="string" calcext:value-type="string">
            <text:p>Command</text:p>
          </table:table-cell>
          <table:table-cell table:style-name="ce96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0" office:value-type="string" calcext:value-type="string">
            <text:p>imaging</text:p>
          </table:table-cell>
          <table:table-cell table:style-name="ce231" office:value-type="string" calcext:value-type="string">
            <text:p>L_ALT v</text:p>
          </table:table-cell>
          <table:table-cell table:style-name="ce232" office:value-type="string" calcext:value-type="string">
            <text:p>Primary U [O_D]</text:p>
          </table:table-cell>
          <table:table-cell table:number-columns-repeated="2"/>
          <table:table-cell table:style-name="ce184"/>
          <table:table-cell table:style-name="ce183"/>
          <table:table-cell table:style-name="ce188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235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237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238" table:formula="of:=AND(ISBLANK([.$C2]);NOT(ISBLANK([.$I2])))" office:value-type="boolean" office:boolean-value="false" calcext:value-type="boolean">
            <text:p>FALSE</text:p>
          </table:table-cell>
          <table:table-cell table:style-name="ce239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239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239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239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0" office:value-type="string" calcext:value-type="string">
            <text:p>hud</text:p>
          </table:table-cell>
          <table:table-cell table:style-name="ce231" office:value-type="string" calcext:value-type="string">
            <text:p>R_ALT v</text:p>
          </table:table-cell>
          <table:table-cell table:style-name="ce232" office:value-type="string" calcext:value-type="string">
            <text:p>Primary D [O_D]</text:p>
          </table:table-cell>
          <table:table-cell table:number-columns-repeated="2"/>
          <table:table-cell table:style-name="ce184"/>
          <table:table-cell table:style-name="ce183"/>
          <table:table-cell table:style-name="ce188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235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237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238" table:formula="of:=AND(ISBLANK([.$C3]);NOT(ISBLANK([.$I3])))" office:value-type="boolean" office:boolean-value="false" calcext:value-type="boolean">
            <text:p>FALSE</text:p>
          </table:table-cell>
          <table:table-cell table:style-name="ce239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239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239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239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6">
          <table:table-cell table:style-name="ce140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232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233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233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233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233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233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233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233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233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6">
          <table:table-cell table:style-name="ce140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232" office:value-type="string" calcext:value-type="string">
            <text:p>Primary U [O_U]</text:p>
          </table:table-cell>
          <table:table-cell table:number-columns-repeated="16"/>
        </table:table-row>
        <table:table-row table:style-name="ro6">
          <table:table-cell table:style-name="ce140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232" office:value-type="string" calcext:value-type="string">
            <text:p>Primary D [O_U]</text:p>
          </table:table-cell>
          <table:table-cell table:number-columns-repeated="16"/>
        </table:table-row>
        <table:table-row table:style-name="ro6">
          <table:table-cell table:style-name="ce140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232" office:value-type="string" calcext:value-type="string">
            <text:p>Primary L [O_U]</text:p>
          </table:table-cell>
          <table:table-cell table:number-columns-repeated="16"/>
        </table:table-row>
        <table:table-row table:style-name="ro6">
          <table:table-cell table:style-name="ce140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232" office:value-type="string" calcext:value-type="string">
            <text:p>Primary R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6">
          <table:table-cell table:style-name="ce140" office:value-type="string" calcext:value-type="string">
            <text:p>VR/AR Align</text:p>
          </table:table-cell>
          <table:table-cell table:style-name="ce208" office:value-type="string" calcext:value-type="string">
            <text:p>L_ALT L_SHIFT v</text:p>
          </table:table-cell>
          <table:table-cell table:style-name="ce234" office:value-type="string" calcext:value-type="string">
            <text:p>Primary D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0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29">HOTAS - </text:span><text:span text:style-name="T46">Base O_D - </text:span><text:span text:style-name="T47">U</text:span>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29">HOTAS - </text:span><text:span text:style-name="T46">Base O_D – </text:span><text:span text:style-name="T47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office:annotation draw:style-name="gr3" draw:text-style-name="P2" svg:width="124.84pt" svg:height="61.68pt" svg:x="214.89pt" svg:y="623.31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20" table:default-cell-style-name="ce218"/>
        <table:table-column table:style-name="co21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223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162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162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Primary I_M</text:p>
          </table:table-cell>
          <table:table-cell office:value-type="string" calcext:value-type="string">
            <text:p><text:span text:style-name="T9">Variant unique hat</text:span>. A10C Data Management.</text:p>
          </table:table-cell>
        </table:table-row>
        <table:table-row table:style-name="ro1">
          <table:table-cell table:style-name="ce162" office:value-type="string" calcext:value-type="string">
            <text:p>Primary I_U</text:p>
          </table:table-cell>
          <table:table-cell office:value-type="string" calcext:value-type="string">
            <text:p><text:span text:style-name="T9">Variant unique hat</text:span>. A10C Target Management.</text:p>
          </table:table-cell>
        </table:table-row>
        <table:table-row table:style-name="ro1">
          <table:table-cell table:style-name="ce162" office:value-type="string" calcext:value-type="string">
            <text:p>Primary I_D</text:p>
          </table:table-cell>
          <table:table-cell office:value-type="string" calcext:value-type="string">
            <text:p><text:span text:style-name="T48">Variant unique buttons</text:span><text:span text:style-name="T49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162"/>
          <table:table-cell/>
        </table:table-row>
        <table:table-row table:style-name="ro1">
          <table:table-cell table:style-name="ce162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223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162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162" office:value-type="string" calcext:value-type="string">
            <text:p>Sensors I_U</text:p>
          </table:table-cell>
          <table:table-cell table:style-name="ce220" office:value-type="string" calcext:value-type="string">
            <text:p><text:span text:style-name="T9">Variant unique buttons.</text:span><text:span text:style-name="T11"> F5E RADAR Resume. A10C China Hat</text:span></text:p>
          </table:table-cell>
        </table:table-row>
        <table:table-row table:style-name="ro1">
          <table:table-cell table:style-name="ce162" office:value-type="string" calcext:value-type="string">
            <text:p>Sensors I_D</text:p>
          </table:table-cell>
          <table:table-cell office:value-type="string" calcext:value-type="string">
            <text:p><text:span text:style-name="T9">Variant unique buttons. Intelligence. Accessories. Detailed updated reference.</text:span><text:span text:style-name="T11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77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233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77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77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233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77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23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162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9">Variant Unique Hat. </text:span><text:span text:style-name="T11">A10C Master Mode. FA18C AA, A/G Mode.</text:span></text:p>
          </table:table-cell>
        </table:table-row>
        <table:table-row table:style-name="ro1">
          <table:table-cell table:style-name="ce162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162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162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223" office:value-type="string" calcext:value-type="string">
            <office:annotation draw:style-name="gr15" draw:text-style-name="P2" svg:width="118.06pt" svg:height="70.58pt" svg:x="105.3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97" office:value-type="string" calcext:value-type="string">
            <text:p>Variant unique buttons.<text:span text:style-name="T11"> FA18C FCS bit.</text:span></text:p>
          </table:table-cell>
        </table:table-row>
        <table:table-row table:style-name="ro1">
          <table:table-cell table:style-name="ce181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81" office:value-type="string" calcext:value-type="string">
            <text:p>Base O_D</text:p>
          </table:table-cell>
          <table:table-cell office:value-type="string" calcext:value-type="string">
            <text:p><text:span text:style-name="T9">Profile specific </text:span><text:span text:style-name="T11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23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81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81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223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81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81" office:value-type="string" calcext:value-type="string">
            <text:p>TH-1 O_D</text:p>
          </table:table-cell>
          <table:table-cell office:value-type="string" calcext:value-type="string">
            <text:p><text:span text:style-name="T9">Variant unique button.</text:span> FA18C Throttle Lift.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TH-1 I_M</text:p>
          </table:table-cell>
          <table:table-cell office:value-type="string" calcext:value-type="string">
            <office:annotation draw:style-name="gr16" draw:text-style-name="P2" svg:width="138.73pt" svg:height="39.63pt" svg:x="626.4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81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81" office:value-type="string" calcext:value-type="string">
            <text:p>TH-1 I_D</text:p>
          </table:table-cell>
          <table:table-cell table:style-name="ce97" office:value-type="string" calcext:value-type="string">
            <text:p><text:span text:style-name="T69">Variant unique button.</text:span><text:span text:style-name="T49"> F5E Pitch Damper Cutoff. F22 Thrust Vectoring Disable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776.66pt" draw:caption-point-x="-17.29pt" draw:caption-point-y="42.8pt">
              <dc:date>2020-01-30T00:00:00</dc:date>
              <text:p text:style-name="P1"><text:span text:style-name="T1">Preferably simulator only or part of a context sensitive menu system.</text:span></text:p>
            </office:annotation>
            <text:p>DX-1 O_D</text:p>
          </table:table-cell>
          <table:table-cell office:value-type="string" calcext:value-type="string">
            <text:p>Mouse LEFT Click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789.48pt" draw:caption-point-x="-17.29pt" draw:caption-point-y="42.8pt">
              <dc:date>2020-01-30T00:00:00</dc:date>
              <text:p text:style-name="P1"><text:span text:style-name="T1">See above comment.</text:span></text:p>
            </office:annotation>
            <text:p>DX-2 O_D</text:p>
          </table:table-cell>
          <table:table-cell office:value-type="string" calcext:value-type="string">
            <text:p>Mouse RIGHT Clic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219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Platform</text:p>
          </table:table-cell>
          <table:table-cell/>
        </table:table-row>
        <table:table-row table:style-name="ro1">
          <table:table-cell office:value-type="string" calcext:value-type="string">
            <text:p>R_Alt Back</text:p>
          </table:table-cell>
          <table:table-cell office:value-type="string" calcext:value-type="string">
            <text:p>Internal. Transmit desktop video to headset computer, or reset headset.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105.39pt" svg:y="968.66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08" office:value-type="string" calcext:value-type="string">
            <office:annotation draw:style-name="gr12" draw:text-style-name="P2" svg:width="82.18pt" svg:height="84.08pt" svg:x="825.59pt" svg:y="981.47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08" office:value-type="string" calcext:value-type="string">
            <office:annotation draw:style-name="gr13" draw:text-style-name="P2" svg:width="426.19pt" svg:height="184.85pt" svg:x="825.59pt" svg:y="1007.0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825.5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<text:span text:style-name="T29">R_WIN [[!L_SHIFT][R_SHIFT][!L_ALT][!R_ALT</text:span>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825.5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![L_ALT][!R_ALT]] *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3" draw:text-style-name="P2" svg:width="82.18pt" svg:height="61.68pt" svg:x="825.59pt" svg:y="1096.67pt" draw:caption-point-x="-17.29pt" draw:caption-point-y="42.8pt">
              <dc:date>2019-12-07T00:00:00</dc:date>
              <text:p text:style-name="P1"><text:span text:style-name="T1">DANGER: GLOBAL! REMOVE ANY KEYBIND CONFLICT!</text:span></text:p>
            </office:annotation>
            <text:p>R_Alt Backspace, R_Ctl Backspace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7" draw:text-style-name="P2" svg:width="82.18pt" svg:height="151.26pt" svg:x="825.59pt" svg:y="1109.48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7" draw:text-style-name="P2" svg:width="82.18pt" svg:height="151.26pt" svg:x="825.59pt" svg:y="1122.26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L_Win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6" draw:text-style-name="P2" svg:width="82.18pt" svg:height="95.27pt" svg:x="825.59pt" svg:y="1135.08pt" draw:caption-point-x="-17.29pt" draw:caption-point-y="42.8pt">
              <dc:date>2019-12-10T00:00:00</dc:date>
              <text:p text:style-name="P1"><text:span text:style-name="T1">Specific desktop window selection.</text:span></text:p>
              <text:p text:style-name="P1"><text:span text:style-name="T1"/></text:p>
              <text:p text:style-name="P1"><text:span text:style-name="T1">Possible conflicts with unimportant defaults.</text:span></text:p>
            </office:annotation>
            <text:p>L_Win F1-F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160.67pt" draw:caption-point-x="-17.29pt" draw:caption-point-y="42.8pt">
              <dc:date>2020-02-24T00:00:00</dc:date>
              <text:p text:style-name="P1"><text:span text:style-name="T1">Internal use – panel control ONLY. Conflicts NOT expected.</text:span></text:p>
            </office:annotation>
            <text:p>PANEL</text:p>
          </table:table-cell>
          <table:table-cell office:value-type="string" calcext:value-type="string">
            <office:annotation draw:style-name="gr3" draw:text-style-name="P2" svg:width="82.18pt" svg:height="61.68pt" svg:x="825.59pt" svg:y="1160.67pt" draw:caption-point-x="-17.29pt" draw:caption-point-y="42.8pt">
              <dc:date>2020-02-24T00:00:00</dc:date>
              <text:p text:style-name="P1"><text:span text:style-name="T1">Similar functionality to Alt+Tab – previous/next window.</text:span></text:p>
            </office:annotation>
            <text:p>L_Alt L_Win Left, L_Alt L_Win Right, L_Alt Tab, L_Alt L_Shift Tab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224.68pt" draw:caption-point-x="-17.29pt" draw:caption-point-y="42.8pt">
              <dc:date>2019-11-06T00:00:00</dc:date>
              <text:p text:style-name="P1"><text:span text:style-name="T1">Unusual allocations for future needs.</text:span>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221" office:value-type="string" calcext:value-type="string">
            <text:p>F16-F21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 calcext:value-type="string">
            <office:annotation draw:style-name="gr12" draw:text-style-name="P2" svg:width="82.18pt" svg:height="84.08pt" svg:x="105.39pt" svg:y="1275.87pt" draw:caption-point-x="-17.29pt" draw:caption-point-y="42.8pt">
              <dc:date>2019-12-28T00:00:00</dc:date>
              <text:p text:style-name="P1"><text:span text:style-name="T1">MFD most commonly interacted with by user. NOT standby HUD repeater or similar.</text:span></text:p>
            </office:annotation>
            <text:p>User MFD</text:p>
          </table:table-cell>
          <table:table-cell office:value-type="string" calcext:value-type="string">
            <office:annotation draw:style-name="gr18" draw:text-style-name="P2" svg:width="190.03pt" svg:height="103.32pt" svg:x="825.59pt" svg:y="1275.87pt" draw:caption-point-x="-17.29pt" draw:caption-point-y="42.8pt">
              <dc:date>2019-12-28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a-z</text:p>
          </table:table-cell>
        </table:table-row>
        <table:table-row table:style-name="ro1">
          <table:table-cell office:value-type="string" calcext:value-type="string">
            <office:annotation draw:style-name="gr19" draw:text-style-name="P2" svg:width="82.18pt" svg:height="106.47pt" svg:x="105.39pt" svg:y="1288.66pt" draw:caption-point-x="-17.29pt" draw:caption-point-y="42.8pt">
              <dc:date>2019-12-28T00:00:00</dc:date>
              <text:p text:style-name="P1"><text:span text:style-name="T1">Only if not same as User MFD.</text:span></text:p>
              <text:p text:style-name="P1"><text:span text:style-name="T1"/></text:p>
              <text:p text:style-name="P1"><text:span text:style-name="T1">Keybinds must be specifically directed at Kneeboard MFD (ie. not GLOBAL).</text:span></text:p>
            </office:annotation>
            <text:p>Kneeboard MFD</text:p>
          </table:table-cell>
          <table:table-cell office:value-type="string" calcext:value-type="string">
            <office:annotation draw:style-name="gr18" draw:text-style-name="P2" svg:width="190.03pt" svg:height="103.32pt" svg:x="825.59pt" svg:y="1288.66pt" draw:caption-point-x="-17.29pt" draw:caption-point-y="42.8pt">
              <dc:date>2020-01-03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<text:span text:style-name="T29">R_WIN L_</text:span>SHIFT a-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6" draw:text-style-name="P2" svg:width="82.18pt" svg:height="95.27pt" svg:x="105.39pt" svg:y="1314.26pt" draw:caption-point-x="-17.29pt" draw:caption-point-y="42.8pt">
              <dc:date>2019-12-30T00:00:00</dc:date>
              <text:p text:style-name="P1"><text:span text:style-name="T1">May or may not require GLOBAL reservation. Keybinds should only be sent to development workstations if possible.</text:span></text:p>
            </office:annotation>
            <text:p>Activities</text:p>
          </table:table-cell>
          <table:table-cell office:value-type="string" calcext:value-type="string">
            <office:annotation draw:style-name="gr12" draw:text-style-name="P2" svg:width="82.18pt" svg:height="84.08pt" svg:x="825.59pt" svg:y="1314.26pt" draw:caption-point-x="-17.29pt" draw:caption-point-y="42.8pt">
              <dc:date>2020-01-03T00:00:00</dc:date>
              <text:p text:style-name="P1"><text:span text:style-name="T1">Expected to require 7+ keybinds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0-9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1480.68pt" draw:caption-point-x="-17.29pt" draw:caption-point-y="42.8pt">
              <dc:date>2019-11-18T00:00:00</dc:date>
              <text:p text:style-name="P1"><text:span text:style-name="T1">Solely used to occupy keybinds which cannot be cleared by other means.</text:span></text:p>
            </office:annotation>
            <text:p>Dumm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CTL L_ALT L_SHIFT Del</text:p>
          </table:table-cell>
        </table:table-row>
        <table:table-row table:style-name="ro1" table:number-rows-repeated="1048454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250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249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250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249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249"/>
          <table:table-cell table:number-columns-repeated="1022"/>
        </table:table-row>
        <table:table-row table:style-name="ro1">
          <table:table-cell table:style-name="ce249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249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250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249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249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249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Scratch - Commands" table:style-name="ta1"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169"/>
        <table:table-column table:style-name="co6" table:default-cell-style-name="ce183"/>
        <table:table-column table:style-name="co7" table:default-cell-style-name="ce183"/>
        <table:table-column table:style-name="co7" table:default-cell-style-name="ce188"/>
        <table:table-column table:style-name="co7" table:number-columns-repeated="3" table:default-cell-style-name="Default"/>
        <table:table-column table:style-name="co7" table:default-cell-style-name="ce168"/>
        <table:table-column table:style-name="co8" table:number-columns-repeated="2" table:default-cell-style-name="ce122"/>
        <table:table-column table:style-name="co8" table:default-cell-style-name="ce168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95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122"/>
          <table:covered-table-cell table:number-columns-repeated="4"/>
          <table:table-cell table:style-name="ce95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122"/>
          <table:covered-table-cell/>
          <table:table-cell table:style-name="ce194" office:value-type="string" calcext:value-type="string" table:number-columns-spanned="7" table:number-rows-spanned="1">
            <text:p>Discrepancy</text:p>
          </table:table-cell>
          <table:covered-table-cell table:style-name="ce194"/>
          <table:covered-table-cell table:style-name="ce95"/>
          <table:covered-table-cell table:style-name="ce202"/>
          <table:covered-table-cell table:number-columns-repeated="3" table:style-name="ce205"/>
          <table:table-cell table:style-name="ce122" table:number-columns-repeated="45"/>
        </table:table-row>
        <table:table-row table:style-name="ro1">
          <table:table-cell table:style-name="ce96" office:value-type="string" calcext:value-type="string">
            <text:p>Category</text:p>
          </table:table-cell>
          <table:table-cell table:style-name="ce96" office:value-type="string" calcext:value-type="string">
            <office:annotation draw:style-name="gr20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96" office:value-type="string" calcext:value-type="string">
            <text:p>Variant</text:p>
          </table:table-cell>
          <table:table-cell table:style-name="ce96" office:value-type="string" calcext:value-type="string">
            <text:p>Input Keybind</text:p>
          </table:table-cell>
          <table:table-cell table:style-name="ce170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Present</text:p>
          </table:table-cell>
          <table:table-cell table:style-name="ce96" office:value-type="string" calcext:value-type="string">
            <text:p>Missing</text:p>
          </table:table-cell>
          <table:table-cell table:style-name="ce190" office:value-type="string" calcext:value-type="string">
            <text:p>Degrade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96" office:value-type="string" calcext:value-type="string">
            <text:p>MFD</text:p>
          </table:table-cell>
          <table:table-cell table:style-name="ce96"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61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262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263" table:formula="of:=AND(ISBLANK([.$E3]);NOT(ISBLANK([.$I3])))" office:value-type="boolean" office:boolean-value="false" calcext:value-type="boolean">
            <text:p>FALSE</text:p>
          </table:table-cell>
          <table:table-cell table:style-name="ce264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264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264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264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6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26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263" table:formula="of:=AND(ISBLANK([.$E4]);NOT(ISBLANK([.$I4])))" office:value-type="boolean" office:boolean-value="false" calcext:value-type="boolean">
            <text:p>FALSE</text:p>
          </table:table-cell>
          <table:table-cell table:style-name="ce264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264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264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264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6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26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263" table:formula="of:=AND(ISBLANK([.$E5]);NOT(ISBLANK([.$I5])))" office:value-type="boolean" office:boolean-value="false" calcext:value-type="boolean">
            <text:p>FALSE</text:p>
          </table:table-cell>
          <table:table-cell table:style-name="ce264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264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264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264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262"/>
          <table:table-cell table:style-name="ce263"/>
          <table:table-cell table:style-name="ce264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6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26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263" table:formula="of:=AND(ISBLANK([.$E7]);NOT(ISBLANK([.$I7])))" office:value-type="boolean" office:boolean-value="false" calcext:value-type="boolean">
            <text:p>FALSE</text:p>
          </table:table-cell>
          <table:table-cell table:style-name="ce264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264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264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264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6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26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263" table:formula="of:=AND(ISBLANK([.$E8]);NOT(ISBLANK([.$I8])))" office:value-type="boolean" office:boolean-value="false" calcext:value-type="boolean">
            <text:p>FALSE</text:p>
          </table:table-cell>
          <table:table-cell table:style-name="ce264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264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264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264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262"/>
          <table:table-cell table:style-name="ce263"/>
          <table:table-cell table:style-name="ce264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6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26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263" table:formula="of:=AND(ISBLANK([.$E11]);NOT(ISBLANK([.$I11])))" office:value-type="boolean" office:boolean-value="false" calcext:value-type="boolean">
            <text:p>FALSE</text:p>
          </table:table-cell>
          <table:table-cell table:style-name="ce264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264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264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264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61" table:formula="of:=OR(NOT(ISBLANK([.$E12]));OR(NOT(ISBLANK([.$F12]));OR(NOT(ISBLANK([.$G12]));NOT(ISBLANK([.$H12])))))" office:value-type="boolean" office:boolean-value="true" calcext:value-type="boolean">
            <text:p>TRUE</text:p>
          </table:table-cell>
          <table:table-cell table:style-name="ce262" table:formula="of:=OR(OR(OR(IF([.$P12]=1);IF([.$Q12]=1));IF([.$R12]=1));IF([.$S12]=1))" office:value-type="boolean" office:boolean-value="false" calcext:value-type="boolean">
            <text:p>FALSE</text:p>
          </table:table-cell>
          <table:table-cell table:style-name="ce263" table:formula="of:=AND(ISBLANK([.$E12]);NOT(ISBLANK([.$I12])))" office:value-type="boolean" office:boolean-value="false" calcext:value-type="boolean">
            <text:p>FALSE</text:p>
          </table:table-cell>
          <table:table-cell table:style-name="ce264" table:formula="of:=AND(AND(ISBLANK([.$E12]);AND(ISBLANK([.$F12]);AND(ISBLANK([.$G12]);ISBLANK([.$H12]))));NOT(ISBLANK([.$I12])))" office:value-type="boolean" office:boolean-value="false" calcext:value-type="boolean">
            <text:p>FALSE</text:p>
          </table:table-cell>
          <table:table-cell table:style-name="ce264" table:formula="of:=AND(AND(ISBLANK([.$E12]);AND(ISBLANK([.$F12]);AND(ISBLANK([.$G12]);ISBLANK([.$H12]))));NOT(ISBLANK([.$J12])))" office:value-type="boolean" office:boolean-value="false" calcext:value-type="boolean">
            <text:p>FALSE</text:p>
          </table:table-cell>
          <table:table-cell table:style-name="ce264" table:formula="of:=AND(AND(ISBLANK([.$E12]);AND(ISBLANK([.$F12]);AND(ISBLANK([.$G12]);ISBLANK([.$H12]))));NOT(ISBLANK([.$K12])))" office:value-type="boolean" office:boolean-value="false" calcext:value-type="boolean">
            <text:p>FALSE</text:p>
          </table:table-cell>
          <table:table-cell table:style-name="ce264" table:formula="of:=AND(AND(ISBLANK([.$E12]);AND(ISBLANK([.$F12]);AND(ISBLANK([.$G12]);ISBLANK([.$H12]))));NOT(ISBLANK([.$L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262"/>
          <table:table-cell table:style-name="ce263"/>
          <table:table-cell table:style-name="ce264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6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26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263" table:formula="of:=AND(ISBLANK([.$E14]);NOT(ISBLANK([.$I14])))" office:value-type="boolean" office:boolean-value="false" calcext:value-type="boolean">
            <text:p>FALSE</text:p>
          </table:table-cell>
          <table:table-cell table:style-name="ce264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264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264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264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262"/>
          <table:table-cell table:style-name="ce263"/>
          <table:table-cell table:style-name="ce264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6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26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263" table:formula="of:=AND(ISBLANK([.$E16]);NOT(ISBLANK([.$I16])))" office:value-type="boolean" office:boolean-value="false" calcext:value-type="boolean">
            <text:p>FALSE</text:p>
          </table:table-cell>
          <table:table-cell table:style-name="ce264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264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264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264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5" table:number-rows-repeated="2">
          <table:table-cell table:number-columns-repeated="5"/>
          <table:table-cell table:style-name="ce184"/>
          <table:table-cell table:number-columns-repeated="7"/>
          <table:table-cell table:style-name="ce262"/>
          <table:table-cell table:style-name="ce263"/>
          <table:table-cell table:style-name="ce264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84"/>
          <table:table-cell table:number-columns-repeated="7"/>
          <table:table-cell table:style-name="ce262"/>
          <table:table-cell table:style-name="ce263"/>
          <table:table-cell table:style-name="ce264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84"/>
          <table:table-cell table:number-columns-repeated="7"/>
          <table:table-cell table:style-name="ce262"/>
          <table:table-cell table:style-name="ce263"/>
          <table:table-cell table:style-name="ce264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252" office:value-type="string" calcext:value-type="string">
            <text:p>T16KTR_TH<text:span text:style-name="T4">-H3R</text:span> [I_M]</text:p>
          </table:table-cell>
          <table:table-cell table:style-name="ce184"/>
          <table:table-cell table:number-columns-repeated="6"/>
          <table:table-cell table:style-name="Default"/>
          <table:table-cell table:style-name="ce262"/>
          <table:table-cell table:style-name="ce263"/>
          <table:table-cell table:style-name="ce264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251"/>
          <table:table-cell/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61" table:formula="of:=OR(NOT(ISBLANK([.$E30]));OR(NOT(ISBLANK([.$F30]));OR(NOT(ISBLANK([.$G30]));NOT(ISBLANK([.$H30])))))" office:value-type="boolean" office:boolean-value="false" calcext:value-type="boolean">
            <text:p>FALSE</text:p>
          </table:table-cell>
          <table:table-cell table:style-name="ce262" table:formula="of:=OR(OR(OR(IF([.$P30]=1);IF([.$Q30]=1));IF([.$R30]=1));IF([.$S30]=1))" office:value-type="boolean" office:boolean-value="true" calcext:value-type="boolean">
            <text:p>TRUE</text:p>
          </table:table-cell>
          <table:table-cell table:style-name="ce263" table:formula="of:=AND(ISBLANK([.$E30]);NOT(ISBLANK([.$I30])))" office:value-type="boolean" office:boolean-value="true" calcext:value-type="boolean">
            <text:p>TRUE</text:p>
          </table:table-cell>
          <table:table-cell table:style-name="ce264" table:formula="of:=AND(AND(ISBLANK([.$E30]);AND(ISBLANK([.$F30]);AND(ISBLANK([.$G30]);ISBLANK([.$H30]))));NOT(ISBLANK([.$I30])))" office:value-type="boolean" office:boolean-value="true" calcext:value-type="boolean">
            <text:p>TRUE</text:p>
          </table:table-cell>
          <table:table-cell table:style-name="ce264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264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264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30">
            <calcext:condition calcext:apply-style-name="Bad" calcext:value="=1" calcext:base-cell-address="'Scratch - Commands'.N3"/>
          </calcext:conditional-format>
          <calcext:conditional-format calcext:target-range-address="'Scratch - Commands'.M3:'Scratch - Commands'.M5 'Scratch - Commands'.M11:'Scratch - Commands'.M12 'Scratch - Commands'.M7:'Scratch - Commands'.M8 'Scratch - Commands'.M14:'Scratch - Commands'.M14 'Scratch - Commands'.M16:'Scratch - Commands'.M16 'Scratch - Commands'.E29:'Scratch - Commands'.E29 'Scratch - Commands'.D30:'Scratch - Commands'.D30 'Scratch - Commands'.M30:'Scratch - Commands'.M30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02:58:58.9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2-25T02:59:13.704000000</dc:date>
    <meta:editing-duration>P11DT10H28M14S</meta:editing-duration>
    <meta:editing-cycles>926</meta:editing-cycles>
    <meta:document-statistic meta:table-count="6" meta:cell-count="2219" meta:object-count="0"/>
  </office:meta>
</office:document-meta>
</file>